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53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5252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test_name</text:p>
          </table:table-cell>
          <table:table-cell office:value-type="string" calcext:value-type="string">
            <text:p>audit_reason</text:p>
          </table:table-cell>
          <table:table-cell office:value-type="string" calcext:value-type="string">
            <text:p>random_audit_status</text:p>
          </table:table-cell>
          <table:table-cell office:value-type="string" calcext:value-type="string">
            <text:p>winners_allowed</text:p>
          </table:table-cell>
          <table:table-cell office:value-type="string" calcext:value-type="string">
            <text:p>ballot_card_count</text:p>
          </table:table-cell>
          <table:table-cell office:value-type="string" calcext:value-type="string">
            <text:p>contest_ballot_card_count</text:p>
          </table:table-cell>
          <table:table-cell office:value-type="string" calcext:value-type="string">
            <text:p>winners</text:p>
          </table:table-cell>
          <table:table-cell office:value-type="string" calcext:value-type="string">
            <text:p>min_margin</text:p>
          </table:table-cell>
          <table:table-cell office:value-type="string" calcext:value-type="string">
            <text:p>risk_limit</text:p>
          </table:table-cell>
          <table:table-cell office:value-type="string" calcext:value-type="string">
            <text:p>audited_sample_count</text:p>
          </table:table-cell>
          <table:table-cell office:value-type="string" calcext:value-type="string">
            <text:p>two_vote_over_count</text:p>
          </table:table-cell>
          <table:table-cell office:value-type="string" calcext:value-type="string">
            <text:p>one_vote_over_count</text:p>
          </table:table-cell>
          <table:table-cell office:value-type="string" calcext:value-type="string">
            <text:p>one_vote_under_count</text:p>
          </table:table-cell>
          <table:table-cell office:value-type="string" calcext:value-type="string">
            <text:p>two_vote_under_count</text:p>
          </table:table-cell>
          <table:table-cell office:value-type="string" calcext:value-type="string">
            <text:p>disagreement_count</text:p>
          </table:table-cell>
          <table:table-cell office:value-type="string" calcext:value-type="string">
            <text:p>other_count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verstatements</text:p>
          </table:table-cell>
          <table:table-cell office:value-type="string" calcext:value-type="string">
            <text:p>optimistic_samples_to_audit</text:p>
          </table:table-cell>
          <table:table-cell office:value-type="string" calcext:value-type="string">
            <text:p>estimated_samples_to_audit</text:p>
          </table:table-cell>
        </table:table-row>
        <table:table-row table:style-name="ro1">
          <table:table-cell office:value-type="string" calcext:value-type="string">
            <text:p>Academy School District 20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"No/Against"</text:p>
          </table:table-cell>
          <table:table-cell office:value-type="float" office:value="5736" calcext:value-type="float">
            <text:p>57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ademy School District 20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"Amy Shandy","Derrick Wilburn"</text:p>
          </table:table-cell>
          <table:table-cell office:value-type="float" office:value="2645" calcext:value-type="float">
            <text:p>26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Adams 12 Five Star School District Director District No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9773" calcext:value-type="float">
            <text:p>129773</text:p>
          </table:table-cell>
          <table:table-cell office:value-type="float" office:value="58813" calcext:value-type="float">
            <text:p>58813</text:p>
          </table:table-cell>
          <table:table-cell office:value-type="string" calcext:value-type="string">
            <text:p>"Lori Goldstein"</text:p>
          </table:table-cell>
          <table:table-cell office:value-type="float" office:value="15551" calcext:value-type="float">
            <text:p>155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dams 12 Five Star School District Director District No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9773" calcext:value-type="float">
            <text:p>129773</text:p>
          </table:table-cell>
          <table:table-cell office:value-type="float" office:value="58813" calcext:value-type="float">
            <text:p>58813</text:p>
          </table:table-cell>
          <table:table-cell office:value-type="string" calcext:value-type="string">
            <text:p>"Paula Battistelli"</text:p>
          </table:table-cell>
          <table:table-cell office:value-type="float" office:value="11196" calcext:value-type="float">
            <text:p>111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ams 12 Five Star School District Director District No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4528" calcext:value-type="float">
            <text:p>44528</text:p>
          </table:table-cell>
          <table:table-cell office:value-type="string" calcext:value-type="string">
            <text:p>"Alexis Marsh-Holschen"</text:p>
          </table:table-cell>
          <table:table-cell office:value-type="float" office:value="5131" calcext:value-type="float">
            <text:p>51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dams-Arapahoe School District 28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38861" calcext:value-type="float">
            <text:p>38861</text:p>
          </table:table-cell>
          <table:table-cell office:value-type="string" calcext:value-type="string">
            <text:p>"Vicki Reinhard","Tiffany Tasker","Danielle Tomwing"</text:p>
          </table:table-cell>
          <table:table-cell office:value-type="float" office:value="5798" calcext:value-type="float">
            <text:p>57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Aims Community College Trustee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2761" calcext:value-type="float">
            <text:p>342761</text:p>
          </table:table-cell>
          <table:table-cell office:value-type="float" office:value="59987" calcext:value-type="float">
            <text:p>59987</text:p>
          </table:table-cell>
          <table:table-cell office:value-type="string" calcext:value-type="string">
            <text:p>"Heidi Wind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ms Community College Trustee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2761" calcext:value-type="float">
            <text:p>342761</text:p>
          </table:table-cell>
          <table:table-cell office:value-type="float" office:value="59987" calcext:value-type="float">
            <text:p>59987</text:p>
          </table:table-cell>
          <table:table-cell office:value-type="string" calcext:value-type="string">
            <text:p>"Jeannine Trus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ms Community College Trustee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42761" calcext:value-type="float">
            <text:p>342761</text:p>
          </table:table-cell>
          <table:table-cell office:value-type="float" office:value="59987" calcext:value-type="float">
            <text:p>59987</text:p>
          </table:table-cell>
          <table:table-cell office:value-type="string" calcext:value-type="string">
            <text:p>"John W. Haefeli"</text:p>
          </table:table-cell>
          <table:table-cell office:value-type="float" office:value="673" calcext:value-type="float">
            <text:p>6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Alamosa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"Yes/For"</text:p>
          </table:table-cell>
          <table:table-cell office:value-type="float" office:value="797" calcext:value-type="float">
            <text:p>797</text:p>
          </table:table-cell>
          <table:table-cell office:value-type="float" office:value="0.03" calcext:value-type="float">
            <text:p>0.03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amosa School District RE-11J Directo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Andria Gay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55" calcext:value-type="float">
            <text:p>11255</text:p>
          </table:table-cell>
        </table:table-row>
        <table:table-row table:style-name="ro1">
          <table:table-cell office:value-type="string" calcext:value-type="string">
            <text:p>Alamosa School District RE-11J Directo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Louella Len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School District RE-11J Director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Michael Mu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School District RE-11J Director District 7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Patrick Alan Colv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School District #6 Littleton Public Schools School Directo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37272" calcext:value-type="float">
            <text:p>37272</text:p>
          </table:table-cell>
          <table:table-cell office:value-type="string" calcext:value-type="string">
            <text:p>"Lindley McCrary","Cherie Garcia-Kuper"</text:p>
          </table:table-cell>
          <table:table-cell office:value-type="float" office:value="648" calcext:value-type="float">
            <text:p>6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Archuleta - Archuleta County School District 50 JT Board of Directors District 3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342" calcext:value-type="float">
            <text:p>5342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"Amanda Schick"</text:p>
          </table:table-cell>
          <table:table-cell office:value-type="float" office:value="1380" calcext:value-type="float">
            <text:p>1380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Robert Lynch"</text:p>
          </table:table-cell>
          <table:table-cell office:value-type="float" office:value="1799" calcext:value-type="float">
            <text:p>17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Amanda Schick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Dana Gui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Ray "Butch" Mack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iba-Flagler School District C-20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4111" calcext:value-type="float">
            <text:p>41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Lindsey L. Michal","Bart "BJ" New"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spen School District No. 1 -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5341" calcext:value-type="float">
            <text:p>534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"Sarah Daniels","Cassie Harrelson"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Ault-Highland School District RE-9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"Ryleigh Sitt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t-Highland School District RE-9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"Heather Simpson"</text:p>
          </table:table-cell>
          <table:table-cell office:value-type="float" office:value="340" calcext:value-type="float">
            <text:p>3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Ault-Highland School District RE-9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"Tara Stein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5" calcext:value-type="float">
            <text:p>1305</text:p>
          </table:table-cell>
          <table:table-cell office:value-type="string" calcext:value-type="string">
            <text:p>"No/Against"</text:p>
          </table:table-cell>
          <table:table-cell office:value-type="float" office:value="250" calcext:value-type="float">
            <text:p>250</text:p>
          </table:table-cell>
          <table:table-cell office:value-type="float" office:value="0.03" calcext:value-type="float">
            <text:p>0.03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iley Water and Sanitation District Ballot Issue 6A - Authorization to Incur Deb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"Yes/For"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Ballot Issue 5A - Extension of Expiring Tax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Yes/For"</text:p>
          </table:table-cell>
          <table:table-cell office:value-type="float" office:value="2273" calcext:value-type="float">
            <text:p>22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LLOT ISSUE NO. 4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NO"</text:p>
          </table:table-cell>
          <table:table-cell office:value-type="float" office:value="446" calcext:value-type="float">
            <text:p>446</text:p>
          </table:table-cell>
          <table:table-cell office:value-type="float" office:value="0.03" calcext:value-type="float">
            <text:p>0.0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LLOT ISSUE NO. 4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NO"</text:p>
          </table:table-cell>
          <table:table-cell office:value-type="float" office:value="714" calcext:value-type="float">
            <text:p>7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"Yes/For"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Ballot Question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"Yes/For"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Basalt and Rural Fire Protection District Ballot Issue No.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665" calcext:value-type="float">
            <text:p>20665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"Yes/For"</text:p>
          </table:table-cell>
          <table:table-cell office:value-type="float" office:value="326" calcext:value-type="float">
            <text:p>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Base Village Metropolitan District No. 2 Ballot Issue No. 6A - Repeal Unused Debt Authoriza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Yes/For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30" calcext:value-type="float">
            <text:p>9730</text:p>
          </table:table-cell>
        </table:table-row>
        <table:table-row table:style-name="ro1">
          <table:table-cell office:value-type="string" calcext:value-type="string">
            <text:p>Bayfield School District 10 Jt-R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3836" calcext:value-type="float">
            <text:p>2383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"Justin Talbot","Debbie Wilhelm","Molly Orendorff"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34" calcext:value-type="float">
            <text:p>6434</text:p>
          </table:table-cell>
        </table:table-row>
        <table:table-row table:style-name="ro1">
          <table:table-cell office:value-type="string" calcext:value-type="string">
            <text:p>Bennett School District 29J Ballot Issue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3728" calcext:value-type="float">
            <text:p>273728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"No/Against"</text:p>
          </table:table-cell>
          <table:table-cell office:value-type="float" office:value="648" calcext:value-type="float">
            <text:p>6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Bennett School District 29J School Direct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"Alyssa Pae","Darvin Harrell","Brennan Westendorf"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50" calcext:value-type="float">
            <text:p>19750</text:p>
          </table:table-cell>
        </table:table-row>
        <table:table-row table:style-name="ro1">
          <table:table-cell office:value-type="string" calcext:value-type="string">
            <text:p>Bethune School District R-5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"Scott Powell","Eric Ziegler","Connie Strobel"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Bethune School District R-5 Recall Ques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"YES/FOR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Big Sandy School District 100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08650" calcext:value-type="float">
            <text:p>20865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"Judy Book","Curtis Stanko","Hank Smith"</text:p>
          </table:table-cell>
          <table:table-cell office:value-type="float" office:value="234" calcext:value-type="float">
            <text:p>2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98" calcext:value-type="float">
            <text:p>6498</text:p>
          </table:table-cell>
        </table:table-row>
        <table:table-row table:style-name="ro1">
          <table:table-cell office:value-type="string" calcext:value-type="string">
            <text:p>Board of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Grayson Cooper","Angel Bujanda Gutierrez","Miriam Loz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rd of Education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4931" calcext:value-type="float">
            <text:p>1493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"Emily Mock","Ashley Tomlinson"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Boulder County Ballot Issue 1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19627" calcext:value-type="float">
            <text:p>119627</text:p>
          </table:table-cell>
          <table:table-cell office:value-type="string" calcext:value-type="string">
            <text:p>"Yes/For"</text:p>
          </table:table-cell>
          <table:table-cell office:value-type="float" office:value="72118" calcext:value-type="float">
            <text:p>72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ulder County Ballot Issue 1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19627" calcext:value-type="float">
            <text:p>119627</text:p>
          </table:table-cell>
          <table:table-cell office:value-type="string" calcext:value-type="string">
            <text:p>"Yes/For"</text:p>
          </table:table-cell>
          <table:table-cell office:value-type="float" office:value="50079" calcext:value-type="float">
            <text:p>500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oulder Valley School District RE-2 Director District A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Jason Unger"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Boulder Valley School District RE-2 Director District A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Jason Unger"</text:p>
          </table:table-cell>
          <table:table-cell office:value-type="float" office:value="11281" calcext:value-type="float">
            <text:p>112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oulder Valley School District RE-2 Director District C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Alex Medler"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Boulder Valley School District RE-2 Director District C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Alex Medler"</text:p>
          </table:table-cell>
          <table:table-cell office:value-type="float" office:value="21677" calcext:value-type="float">
            <text:p>216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ulder Valley School District RE-2 Director District D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Lalenia Quinlan Aweida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Boulder Valley School District RE-2 Director District D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Lalenia Quinlan Aweida"</text:p>
          </table:table-cell>
          <table:table-cell office:value-type="float" office:value="9389" calcext:value-type="float">
            <text:p>93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oulder Valley School District RE-2 Director District G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Jorge Chavez"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oulder Valley School District RE-2 Director District G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Jorge Chavez"</text:p>
          </table:table-cell>
          <table:table-cell office:value-type="float" office:value="21368" calcext:value-type="float">
            <text:p>213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Tom Green"</text:p>
          </table:table-cell>
          <table:table-cell office:value-type="float" office:value="5675" calcext:value-type="float">
            <text:p>567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Melinda Carbajal"</text:p>
          </table:table-cell>
          <table:table-cell office:value-type="float" office:value="4357" calcext:value-type="float">
            <text:p>43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6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Annie J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7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Rachel Wilhel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omfield - Adams 12 Five Star School District Director District No 5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14285" calcext:value-type="float">
            <text:p>14285</text:p>
          </table:table-cell>
          <table:table-cell office:value-type="string" calcext:value-type="string">
            <text:p>"Alexis Marsh-Holschen"</text:p>
          </table:table-cell>
          <table:table-cell office:value-type="float" office:value="2481" calcext:value-type="float">
            <text:p>2481</text:p>
          </table:table-cell>
          <table:table-cell office:value-type="float" office:value="0.03" calcext:value-type="float">
            <text:p>0.03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uena Vista School District R-31 Board of Education Director At Large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Paula Dylan"</text:p>
          </table:table-cell>
          <table:table-cell office:value-type="float" office:value="570" calcext:value-type="float">
            <text:p>5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uena Vista School District R-31 Board of Education Director At Large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Mallory Brooks"</text:p>
          </table:table-cell>
          <table:table-cell office:value-type="float" office:value="397" calcext:value-type="float">
            <text:p>3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Buena Vista School District R-31 Board of Education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Brett Mitchell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Buena Vista School District R-31 Board of Education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Norman Ny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ena Vista School District R-31 Board of Education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George Richar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Highlands Metropolita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Yes/For"</text:p>
          </table:table-cell>
          <table:table-cell office:value-type="float" office:value="71" calcext:value-type="float">
            <text:p>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94" calcext:value-type="float">
            <text:p>10594</text:p>
          </table:table-cell>
        </table:table-row>
        <table:table-row table:style-name="ro1">
          <table:table-cell office:value-type="string" calcext:value-type="string">
            <text:p>Buffalo Highlands Metropolitan District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Yes/For"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26" calcext:value-type="float">
            <text:p>11226</text:p>
          </table:table-cell>
        </table:table-row>
        <table:table-row table:style-name="ro1">
          <table:table-cell office:value-type="string" calcext:value-type="string">
            <text:p>Buffalo Highlands Metropolita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Yes/For"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01" calcext:value-type="float">
            <text:p>10901</text:p>
          </table:table-cell>
        </table:table-row>
        <table:table-row table:style-name="ro1">
          <table:table-cell office:value-type="string" calcext:value-type="string">
            <text:p>BURLINGTON SCHOOL DISTRICT RE-6J BALLOT ISSUE 5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"YES/FOR"</text:p>
          </table:table-cell>
          <table:table-cell office:value-type="float" office:value="412" calcext:value-type="float">
            <text:p>412</text:p>
          </table:table-cell>
          <table:table-cell office:value-type="float" office:value="0.03" calcext:value-type="float">
            <text:p>0.0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urlington School District RE-6J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4" calcext:value-type="float">
            <text:p>4</text:p>
          </table:table-cell>
          <table:table-cell office:value-type="float" office:value="2590" calcext:value-type="float">
            <text:p>259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"Warren Schaal","Justin Carter","Casey McDaniel","Grant James"</text:p>
          </table:table-cell>
          <table:table-cell office:value-type="float" office:value="53" calcext:value-type="float">
            <text:p>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yers School District 32J School Board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273728" calcext:value-type="float">
            <text:p>27372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"Dennis Messer","Allison Harris","Jason Meier","Matt Eymann"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9332" calcext:value-type="float">
            <text:p>249332</text:p>
          </table:table-cell>
        </table:table-row>
        <table:table-row table:style-name="ro1">
          <table:table-cell office:value-type="string" calcext:value-type="string">
            <text:p>Canon City School District RE-1 Board of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5077" calcext:value-type="float">
            <text:p>15077</text:p>
          </table:table-cell>
          <table:table-cell office:value-type="float" office:value="9909" calcext:value-type="float">
            <text:p>9909</text:p>
          </table:table-cell>
          <table:table-cell office:value-type="string" calcext:value-type="string">
            <text:p>"Robin Reeser","Bret Meuli","Matthew Alexander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89" calcext:value-type="float">
            <text:p>3789</text:p>
          </table:table-cell>
        </table:table-row>
        <table:table-row table:style-name="ro1">
          <table:table-cell office:value-type="string" calcext:value-type="string">
            <text:p>CANON CITY SCHOOL DISTRICT RE-1 ISSUE # 4A: <text:s/>BONDS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9909" calcext:value-type="float">
            <text:p>9909</text:p>
          </table:table-cell>
          <table:table-cell office:value-type="string" calcext:value-type="string">
            <text:p>"Yes/For"</text:p>
          </table:table-cell>
          <table:table-cell office:value-type="float" office:value="2181" calcext:value-type="float">
            <text:p>2181</text:p>
          </table:table-cell>
          <table:table-cell office:value-type="float" office:value="0.03" calcext:value-type="float">
            <text:p>0.03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entennial R-1 School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"Elizabeth Ann Gettel"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entennial R-1 School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"Pamela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 Consolidated School District 26 JT Director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126" calcext:value-type="float">
            <text:p>912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"Kimberlee Anne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 Consolidated School District 26 JT Director - District Membe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9126" calcext:value-type="float">
            <text:p>912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"Lloyd M. Garcia","Richard J. Barela"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Center Fire Protection District Ballot Issue 7A - Mill Levy Increas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126" calcext:value-type="float">
            <text:p>912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"Yes/For"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Cherokee Ridge Estates MD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"YES"</text:p>
          </table:table-cell>
          <table:table-cell office:value-type="float" office:value="37" calcext:value-type="float">
            <text:p>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79" calcext:value-type="float">
            <text:p>28479</text:p>
          </table:table-cell>
        </table:table-row>
        <table:table-row table:style-name="ro1">
          <table:table-cell office:value-type="string" calcext:value-type="string">
            <text:p>Cherry Creek School District No. 5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"Anne Egan"</text:p>
          </table:table-cell>
          <table:table-cell office:value-type="float" office:value="22552" calcext:value-type="float">
            <text:p>225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herry Creek School District No. 5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"Ruthie Know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ry Creek School District No. 5 Director District 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"Angela Garland"</text:p>
          </table:table-cell>
          <table:table-cell office:value-type="float" office:value="19099" calcext:value-type="float">
            <text:p>19099</text:p>
          </table:table-cell>
          <table:table-cell office:value-type="float" office:value="0.03" calcext:value-type="float">
            <text:p>0.03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heyenne Mountain School District 12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9133" calcext:value-type="float">
            <text:p>9133</text:p>
          </table:table-cell>
          <table:table-cell office:value-type="string" calcext:value-type="string">
            <text:p>"Michael Grage","Betsy Kleiner","Susan Mellow"</text:p>
          </table:table-cell>
          <table:table-cell office:value-type="float" office:value="505" calcext:value-type="float">
            <text:p>5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34" calcext:value-type="float">
            <text:p>2834</text:p>
          </table:table-cell>
        </table:table-row>
        <table:table-row table:style-name="ro1">
          <table:table-cell office:value-type="string" calcext:value-type="string">
            <text:p>Cheyenn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string" calcext:value-type="string">
            <text:p>"No/Against"</text:p>
          </table:table-cell>
          <table:table-cell office:value-type="float" office:value="293" calcext:value-type="float">
            <text:p>293</text:p>
          </table:table-cell>
          <table:table-cell office:value-type="float" office:value="0.03" calcext:value-type="float">
            <text:p>0.03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ity and County of Broomfield Councilmember Ward 1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"Kenny Van Nguyen"</text:p>
          </table:table-cell>
          <table:table-cell office:value-type="float" office:value="505" calcext:value-type="float">
            <text:p>5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ity and County of Broomfield Councilmember Ward 2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"Paloma Delgad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and County of Broomfield Councilmember Ward 3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"Jean Lim"</text:p>
          </table:table-cell>
          <table:table-cell office:value-type="float" office:value="471" calcext:value-type="float">
            <text:p>4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ity and County of Broomfield Councilmember Ward 4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"Laurie And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and County of Broomfield Councilmember Ward 5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Heidi Henkel"</text:p>
          </table:table-cell>
          <table:table-cell office:value-type="float" office:value="279" calcext:value-type="float">
            <text:p>2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City and County of Broomfield - Mayor (2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26309" calcext:value-type="float">
            <text:p>26309</text:p>
          </table:table-cell>
          <table:table-cell office:value-type="string" calcext:value-type="string">
            <text:p>"Guyleen Castriot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and County of Denver Referred Question 2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64052" calcext:value-type="float">
            <text:p>164052</text:p>
          </table:table-cell>
          <table:table-cell office:value-type="string" calcext:value-type="string">
            <text:p>"Yes"</text:p>
          </table:table-cell>
          <table:table-cell office:value-type="float" office:value="90295" calcext:value-type="float">
            <text:p>902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ity Council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"Joey Edwards"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City Council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"Cisco Thar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"Michael Ca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"Liz Hens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"Dawn Kreb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"Jacqueline (Jackie) Vigil"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City of Arvada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46729" calcext:value-type="float">
            <text:p>46729</text:p>
          </table:table-cell>
          <table:table-cell office:value-type="string" calcext:value-type="string">
            <text:p>"Sharon H. Davis"</text:p>
          </table:table-cell>
          <table:table-cell office:value-type="float" office:value="5942" calcext:value-type="float">
            <text:p>59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City of Arvada Council Membe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"Shawna Ambrose"</text:p>
          </table:table-cell>
          <table:table-cell office:value-type="float" office:value="210" calcext:value-type="float">
            <text:p>2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67" calcext:value-type="float">
            <text:p>10767</text:p>
          </table:table-cell>
        </table:table-row>
        <table:table-row table:style-name="ro1">
          <table:table-cell office:value-type="string" calcext:value-type="string">
            <text:p>City of Arvada Council Membe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4015" calcext:value-type="float">
            <text:p>14015</text:p>
          </table:table-cell>
          <table:table-cell office:value-type="string" calcext:value-type="string">
            <text:p>"Bob Fifer"</text:p>
          </table:table-cell>
          <table:table-cell office:value-type="float" office:value="3139" calcext:value-type="float">
            <text:p>31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City of Arvada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46729" calcext:value-type="float">
            <text:p>46729</text:p>
          </table:table-cell>
          <table:table-cell office:value-type="string" calcext:value-type="string">
            <text:p>"Lauren Simpson"</text:p>
          </table:table-cell>
          <table:table-cell office:value-type="float" office:value="464" calcext:value-type="float">
            <text:p>4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City of Aurora Ballot Question 3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No/Against"</text:p>
          </table:table-cell>
          <table:table-cell office:value-type="float" office:value="11826" calcext:value-type="float">
            <text:p>118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ity of Aurora Ballot Question 3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Yes/For"</text:p>
          </table:table-cell>
          <table:table-cell office:value-type="float" office:value="15808" calcext:value-type="float">
            <text:p>1580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ity of Aurora Ballot Question 3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Yes/For"</text:p>
          </table:table-cell>
          <table:table-cell office:value-type="float" office:value="24932" calcext:value-type="float">
            <text:p>249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ity of Aurora Ballot Question 3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Yes/For"</text:p>
          </table:table-cell>
          <table:table-cell office:value-type="float" office:value="28072" calcext:value-type="float">
            <text:p>280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ity of Aurora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Alison Coombs","Curtis Gardner"</text:p>
          </table:table-cell>
          <table:table-cell office:value-type="float" office:value="5806" calcext:value-type="float">
            <text:p>58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City of Aurora Council Member Ward I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4607" calcext:value-type="float">
            <text:p>14607</text:p>
          </table:table-cell>
          <table:table-cell office:value-type="string" calcext:value-type="string">
            <text:p>"Stephanie Y. Hancock"</text:p>
          </table:table-cell>
          <table:table-cell office:value-type="float" office:value="1009" calcext:value-type="float">
            <text:p>10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City of Aurora Council Member Ward 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8895" calcext:value-type="float">
            <text:p>18895</text:p>
          </table:table-cell>
          <table:table-cell office:value-type="string" calcext:value-type="string">
            <text:p>"Angela Lawson"</text:p>
          </table:table-cell>
          <table:table-cell office:value-type="float" office:value="3557" calcext:value-type="float">
            <text:p>35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ity of Aurora Council Member Ward V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5115" calcext:value-type="float">
            <text:p>315115</text:p>
          </table:table-cell>
          <table:table-cell office:value-type="float" office:value="19858" calcext:value-type="float">
            <text:p>19858</text:p>
          </table:table-cell>
          <table:table-cell office:value-type="string" calcext:value-type="string">
            <text:p>"Francoise Bergan"</text:p>
          </table:table-cell>
          <table:table-cell office:value-type="float" office:value="3667" calcext:value-type="float">
            <text:p>36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City of Aurora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Mike Coffman"</text:p>
          </table:table-cell>
          <table:table-cell office:value-type="float" office:value="9544" calcext:value-type="float">
            <text:p>95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ity of Boulder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Yes/For"</text:p>
          </table:table-cell>
          <table:table-cell office:value-type="float" office:value="16337" calcext:value-type="float">
            <text:p>163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ity of Boulder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Yes/For"</text:p>
          </table:table-cell>
          <table:table-cell office:value-type="float" office:value="21984" calcext:value-type="float">
            <text:p>219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ity of Boulder Ballot Question 302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Yes/For"</text:p>
          </table:table-cell>
          <table:table-cell office:value-type="float" office:value="7288" calcext:value-type="float">
            <text:p>7288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ity of Boulder Council Candidate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4" calcext:value-type="float">
            <text:p>4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Taishya Adams","Tara Winer","Ryan Schuchard","Tina Marquis"</text:p>
          </table:table-cell>
          <table:table-cell office:value-type="float" office:value="47" calcext:value-type="float">
            <text:p>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570" calcext:value-type="float">
            <text:p>18570</text:p>
          </table:table-cell>
        </table:table-row>
        <table:table-row table:style-name="ro1">
          <table:table-cell office:value-type="string" calcext:value-type="string">
            <text:p>City of Brighton Ballot Issue 3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8244" calcext:value-type="float">
            <text:p>8244</text:p>
          </table:table-cell>
          <table:table-cell office:value-type="string" calcext:value-type="string">
            <text:p>"No/Against"</text:p>
          </table:table-cell>
          <table:table-cell office:value-type="float" office:value="2321" calcext:value-type="float">
            <text:p>23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City of Brighton Council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"Tom Green"</text:p>
          </table:table-cell>
          <table:table-cell office:value-type="float" office:value="762" calcext:value-type="float">
            <text:p>7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City of Brighton Council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"Jim Sny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Brighton Council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"Chris Fied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Brighton Councilmember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"Kathryn Le Donne"</text:p>
          </table:table-cell>
          <table:table-cell office:value-type="float" office:value="113" calcext:value-type="float">
            <text:p>1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City of Brush Councilo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"Nathan Tyr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Brush Councilo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"Daniel R. Scalise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City of Brush Councilo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"Justin Spradlin"</text:p>
          </table:table-cell>
          <table:table-cell office:value-type="float" office:value="49" calcext:value-type="float">
            <text:p>4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City of Canon City - City Council -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Amy Schmisseur","Gerald Meloni"</text:p>
          </table:table-cell>
          <table:table-cell office:value-type="float" office:value="555" calcext:value-type="float">
            <text:p>5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ity of Canon City - City Council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Kathy Worth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anon City - City Council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Timothy Denne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anon City -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Preston Troutman"</text:p>
          </table:table-cell>
          <table:table-cell office:value-type="float" office:value="787" calcext:value-type="float">
            <text:p>78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ity of Caste Pines Ballot Issue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"YES"</text:p>
          </table:table-cell>
          <table:table-cell office:value-type="float" office:value="563" calcext:value-type="float">
            <text:p>5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City of Castle Pines Ballot Issue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"YES"</text:p>
          </table:table-cell>
          <table:table-cell office:value-type="float" office:value="316" calcext:value-type="float">
            <text:p>3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City of Castle Pines - Council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"Deborah M. Mulvey"</text:p>
          </table:table-cell>
          <table:table-cell office:value-type="float" office:value="124" calcext:value-type="float">
            <text:p>1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98" calcext:value-type="float">
            <text:p>8498</text:p>
          </table:table-cell>
        </table:table-row>
        <table:table-row table:style-name="ro1">
          <table:table-cell office:value-type="string" calcext:value-type="string">
            <text:p>City of Castle Pines - Council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"Ron Co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astle Pines - Council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"Geoff Blue"</text:p>
          </table:table-cell>
          <table:table-cell office:value-type="float" office:value="320" calcext:value-type="float">
            <text:p>3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City of Centennial Council Membe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"Amy Tharp"</text:p>
          </table:table-cell>
          <table:table-cell office:value-type="float" office:value="1769" calcext:value-type="float">
            <text:p>17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City of Centennial Council Membe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"Christine Sweetland"</text:p>
          </table:table-cell>
          <table:table-cell office:value-type="float" office:value="2189" calcext:value-type="float">
            <text:p>2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ity of Centennial Council Membe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0341" calcext:value-type="float">
            <text:p>10341</text:p>
          </table:table-cell>
          <table:table-cell office:value-type="string" calcext:value-type="string">
            <text:p>"Richard Holt"</text:p>
          </table:table-cell>
          <table:table-cell office:value-type="float" office:value="2631" calcext:value-type="float">
            <text:p>26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City of Centennial Council Membe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"Don Shee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olorado Springs Ballot Ballot Issue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30457" calcext:value-type="float">
            <text:p>130457</text:p>
          </table:table-cell>
          <table:table-cell office:value-type="string" calcext:value-type="string">
            <text:p>"No"</text:p>
          </table:table-cell>
          <table:table-cell office:value-type="float" office:value="7176" calcext:value-type="float">
            <text:p>7176</text:p>
          </table:table-cell>
          <table:table-cell office:value-type="float" office:value="0.03" calcext:value-type="float">
            <text:p>0.03</text:p>
          </table:table-cell>
          <table:table-cell office:value-type="float" office:value="201" calcext:value-type="float">
            <text:p>2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ity of Commerce City Ballot Question 3Q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es/For"</text:p>
          </table:table-cell>
          <table:table-cell office:value-type="float" office:value="1641" calcext:value-type="float">
            <text:p>16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ity of Commerce City Ballot Question 3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No/Against"</text:p>
          </table:table-cell>
          <table:table-cell office:value-type="float" office:value="86" calcext:value-type="float">
            <text:p>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46" calcext:value-type="float">
            <text:p>8746</text:p>
          </table:table-cell>
        </table:table-row>
        <table:table-row table:style-name="ro1">
          <table:table-cell office:value-type="string" calcext:value-type="string">
            <text:p>City of Commerce City Ballot Question 3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es/For"</text:p>
          </table:table-cell>
          <table:table-cell office:value-type="float" office:value="2971" calcext:value-type="float">
            <text:p>29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ity of Commerce City Ballot Question 3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es/For"</text:p>
          </table:table-cell>
          <table:table-cell office:value-type="float" office:value="4529" calcext:value-type="float">
            <text:p>45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ity of Commerce City Council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ong Gen "Craig" Kim","Charles Dukes"</text:p>
          </table:table-cell>
          <table:table-cell office:value-type="float" office:value="856" calcext:value-type="float">
            <text:p>8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City of Commerce City Councilmember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"Rocky Teter"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93" calcext:value-type="float">
            <text:p>20893</text:p>
          </table:table-cell>
        </table:table-row>
        <table:table-row table:style-name="ro1">
          <table:table-cell office:value-type="string" calcext:value-type="string">
            <text:p>City of Commerce City Councilmember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"Renee M. Chacon"</text:p>
          </table:table-cell>
          <table:table-cell office:value-type="float" office:value="1203" calcext:value-type="float">
            <text:p>12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City of Commerce City Councilmember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"Susan Noble"</text:p>
          </table:table-cell>
          <table:table-cell office:value-type="float" office:value="185" calcext:value-type="float">
            <text:p>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City of Commerce City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Steve Douglas"</text:p>
          </table:table-cell>
          <table:table-cell office:value-type="float" office:value="1137" calcext:value-type="float">
            <text:p>11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ity of Craig Ballot Question 2A - Charter Amendment for Revocable Permit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No/Against"</text:p>
          </table:table-cell>
          <table:table-cell office:value-type="float" office:value="351" calcext:value-type="float">
            <text:p>3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ity of Craig Ballot Question 2B - Charter Amendment Regarding Council Presiden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No/Against"</text:p>
          </table:table-cell>
          <table:table-cell office:value-type="float" office:value="926" calcext:value-type="float">
            <text:p>9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ity of Craig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4" calcext:value-type="float">
            <text:p>4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Derek Duran","Randy Looper","Nathan Butler","Luke Tucker"</text:p>
          </table:table-cell>
          <table:table-cell office:value-type="float" office:value="153" calcext:value-type="float">
            <text:p>1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ity of Craig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Chris Nichols"</text:p>
          </table:table-cell>
          <table:table-cell office:value-type="float" office:value="540" calcext:value-type="float">
            <text:p>5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ity of Cripple Creek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"Yes/For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21" calcext:value-type="float">
            <text:p>2421</text:p>
          </table:table-cell>
        </table:table-row>
        <table:table-row table:style-name="ro1">
          <table:table-cell office:value-type="string" calcext:value-type="string">
            <text:p>City of Cripple Creek Council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"Cody Schwa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ripple Creek Council - Ward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"Jared Bo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ripple Creek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"Annie Durham"</text:p>
          </table:table-cell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ity of Dacono Ballot Issue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No/Against"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97" calcext:value-type="float">
            <text:p>29297</text:p>
          </table:table-cell>
        </table:table-row>
        <table:table-row table:style-name="ro1">
          <table:table-cell office:value-type="string" calcext:value-type="string">
            <text:p>City of Dacono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Yes/For"</text:p>
          </table:table-cell>
          <table:table-cell office:value-type="float" office:value="596" calcext:value-type="float">
            <text:p>5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City of Dacono Ballot Question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Yes/For"</text:p>
          </table:table-cell>
          <table:table-cell office:value-type="float" office:value="706" calcext:value-type="float">
            <text:p>7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ity of Dacono Ballot Question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Yes/For"</text:p>
          </table:table-cell>
          <table:table-cell office:value-type="float" office:value="411" calcext:value-type="float">
            <text:p>4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City of Dacono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Doris Crespo","Rick Gerk"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15" calcext:value-type="float">
            <text:p>9015</text:p>
          </table:table-cell>
        </table:table-row>
        <table:table-row table:style-name="ro1">
          <table:table-cell office:value-type="string" calcext:value-type="string">
            <text:p>City of Edgewater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4" calcext:value-type="float">
            <text:p>4</text:p>
          </table:table-cell>
          <table:table-cell office:value-type="float" office:value="207047" calcext:value-type="float">
            <text:p>20704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"Joie Iten","Mercedes Valdez","Kali Janda","Bill Berg"</text:p>
          </table:table-cell>
          <table:table-cell office:value-type="float" office:value="87" calcext:value-type="float">
            <text:p>8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42" calcext:value-type="float">
            <text:p>17342</text:p>
          </table:table-cell>
        </table:table-row>
        <table:table-row table:style-name="ro1">
          <table:table-cell office:value-type="string" calcext:value-type="string">
            <text:p>City of Edgewater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"Steve Conklin"</text:p>
          </table:table-cell>
          <table:table-cell office:value-type="float" office:value="935" calcext:value-type="float">
            <text:p>9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City of Englewood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611" calcext:value-type="float">
            <text:p>6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City of Englewood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386" calcext:value-type="float">
            <text:p>3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City of Englewood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917" calcext:value-type="float">
            <text:p>9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City of Englewood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1449" calcext:value-type="float">
            <text:p>144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City of Englewood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157" calcext:value-type="float">
            <text:p>1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15" calcext:value-type="float">
            <text:p>7915</text:p>
          </table:table-cell>
        </table:table-row>
        <table:table-row table:style-name="ro1">
          <table:table-cell office:value-type="string" calcext:value-type="string">
            <text:p>City of Englewood Office of Council Member At-Large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Kim Wright"</text:p>
          </table:table-cell>
          <table:table-cell office:value-type="float" office:value="980" calcext:value-type="float">
            <text:p>9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City of Englewood Office of Council Member At-Large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Tena Prange","Rita Russell"</text:p>
          </table:table-cell>
          <table:table-cell office:value-type="float" office:value="1203" calcext:value-type="float">
            <text:p>12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City of Englewood Office of Council Membe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"Othoniel Sierra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City of Englewood Office of Council Membe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"Joe Anderson"</text:p>
          </table:table-cell>
          <table:table-cell office:value-type="float" office:value="416" calcext:value-type="float">
            <text:p>4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City of Evans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"Yes/For"</text:p>
          </table:table-cell>
          <table:table-cell office:value-type="float" office:value="746" calcext:value-type="float">
            <text:p>7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City of Florence - City Council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"James Vanhoutan","Rudl Mergelman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City of Florence - City Council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"Matt Stiefel","Tammy Stone"</text:p>
          </table:table-cell>
          <table:table-cell office:value-type="float" office:value="21" calcext:value-type="float">
            <text:p>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City of Florence - City Council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"Gayle MacKinnon","Brenda Gardner"</text:p>
          </table:table-cell>
          <table:table-cell office:value-type="float" office:value="103" calcext:value-type="float">
            <text:p>1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City of Florence -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"Steve Wolf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rt Collins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Yes/For"</text:p>
          </table:table-cell>
          <table:table-cell office:value-type="float" office:value="2605" calcext:value-type="float">
            <text:p>26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City of Fort Collins Ballot Issue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No/Against"</text:p>
          </table:table-cell>
          <table:table-cell office:value-type="float" office:value="10079" calcext:value-type="float">
            <text:p>100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ity of Fort Collins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Yes/For"</text:p>
          </table:table-cell>
          <table:table-cell office:value-type="float" office:value="16664" calcext:value-type="float">
            <text:p>166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ity of Fort Collins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Yes/For"</text:p>
          </table:table-cell>
          <table:table-cell office:value-type="float" office:value="29850" calcext:value-type="float">
            <text:p>298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ity of Fort Collins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No/Against"</text:p>
          </table:table-cell>
          <table:table-cell office:value-type="float" office:value="2254" calcext:value-type="float">
            <text:p>22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City of Fort Collins City Council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"Julie Pignataro"</text:p>
          </table:table-cell>
          <table:table-cell office:value-type="float" office:value="865" calcext:value-type="float">
            <text:p>8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City of Fort Collins City Council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"Melanie Potyondy"</text:p>
          </table:table-cell>
          <table:table-cell office:value-type="float" office:value="922" calcext:value-type="float">
            <text:p>9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City of Fort Collins City Council - District 6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"Emily Francis"</text:p>
          </table:table-cell>
          <table:table-cell office:value-type="float" office:value="2902" calcext:value-type="float">
            <text:p>29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ity of Fort Collins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Jeni Arndt"</text:p>
          </table:table-cell>
          <table:table-cell office:value-type="float" office:value="32039" calcext:value-type="float">
            <text:p>320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ity of Fort Lupton Ward 1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"David Crespin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655" calcext:value-type="float">
            <text:p>97655</text:p>
          </table:table-cell>
        </table:table-row>
        <table:table-row table:style-name="ro1">
          <table:table-cell office:value-type="string" calcext:value-type="string">
            <text:p>City of Fort Lupton Ward 2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"Chris Ceretto"</text:p>
          </table:table-cell>
          <table:table-cell office:value-type="float" office:value="204" calcext:value-type="float">
            <text:p>2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City of Fort Lupton Ward 3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"Bruce Fitzgera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rt Morgan Council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Jeff Morford"</text:p>
          </table:table-cell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ity of Fort Morgan Council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"William (Bill) Garci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rt Morgan Council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"Loren Boyett"</text:p>
          </table:table-cell>
          <table:table-cell office:value-type="float" office:value="186" calcext:value-type="float">
            <text:p>1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ity of Fort Morgan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"Kevin "Doc" Lind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untain Ballot Issue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"No/Against"</text:p>
          </table:table-cell>
          <table:table-cell office:value-type="float" office:value="420" calcext:value-type="float">
            <text:p>4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City of Fountain City Council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"Tamara Est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untain Council 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"Detra Duncan","Jennifer Herzberg"</text:p>
          </table:table-cell>
          <table:table-cell office:value-type="float" office:value="255" calcext:value-type="float">
            <text:p>2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13" calcext:value-type="float">
            <text:p>5613</text:p>
          </table:table-cell>
        </table:table-row>
        <table:table-row table:style-name="ro1">
          <table:table-cell office:value-type="string" calcext:value-type="string">
            <text:p>City of Golden Ballot Issue 2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Yes/For"</text:p>
          </table:table-cell>
          <table:table-cell office:value-type="float" office:value="600" calcext:value-type="float">
            <text:p>6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City of Golden Ballot Issue 2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Yes/For"</text:p>
          </table:table-cell>
          <table:table-cell office:value-type="float" office:value="4246" calcext:value-type="float">
            <text:p>42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ity of Golden Ballot Question 2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Yes/For"</text:p>
          </table:table-cell>
          <table:table-cell office:value-type="float" office:value="3581" calcext:value-type="float">
            <text:p>35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City of Golden Council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"Lisa Vitry"</text:p>
          </table:table-cell>
          <table:table-cell office:value-type="float" office:value="584" calcext:value-type="float">
            <text:p>5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City of Golden Council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"Patty Evans"</text:p>
          </table:table-cell>
          <table:table-cell office:value-type="float" office:value="357" calcext:value-type="float">
            <text:p>3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27" calcext:value-type="float">
            <text:p>4227</text:p>
          </table:table-cell>
        </table:table-row>
        <table:table-row table:style-name="ro1">
          <table:table-cell office:value-type="string" calcext:value-type="string">
            <text:p>City of Golden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Laura Weinberg"</text:p>
          </table:table-cell>
          <table:table-cell office:value-type="float" office:value="754" calcext:value-type="float">
            <text:p>7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City of Grand Junction Question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21014" calcext:value-type="float">
            <text:p>21014</text:p>
          </table:table-cell>
          <table:table-cell office:value-type="string" calcext:value-type="string">
            <text:p>"No/Against"</text:p>
          </table:table-cell>
          <table:table-cell office:value-type="float" office:value="2780" calcext:value-type="float">
            <text:p>2780</text:p>
          </table:table-cell>
          <table:table-cell office:value-type="float" office:value="0.03" calcext:value-type="float">
            <text:p>0.03</text:p>
          </table:table-cell>
          <table:table-cell office:value-type="float" office:value="135" calcext:value-type="float">
            <text:p>1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ity of Grand Junction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21014" calcext:value-type="float">
            <text:p>21014</text:p>
          </table:table-cell>
          <table:table-cell office:value-type="string" calcext:value-type="string">
            <text:p>"Yes/For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City of Greeley Ballot Question 2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No/Against"</text:p>
          </table:table-cell>
          <table:table-cell office:value-type="float" office:value="2394" calcext:value-type="float">
            <text:p>23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ity of Greeley Ballot Question 2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Yes/For"</text:p>
          </table:table-cell>
          <table:table-cell office:value-type="float" office:value="5313" calcext:value-type="float">
            <text:p>53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ity of Greeley Councilmember At-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Melissa McDonald"</text:p>
          </table:table-cell>
          <table:table-cell office:value-type="float" office:value="3670" calcext:value-type="float">
            <text:p>3670</text:p>
          </table:table-cell>
          <table:table-cell office:value-type="float" office:value="0.03" calcext:value-type="float">
            <text:p>0.03</text:p>
          </table:table-cell>
          <table:table-cell office:value-type="float" office:value="161" calcext:value-type="float">
            <text:p>1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ity of Greeley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John Gates"</text:p>
          </table:table-cell>
          <table:table-cell office:value-type="float" office:value="11968" calcext:value-type="float">
            <text:p>119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ity of Greeley Ward 1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"Tommy But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ley Ward 4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7208" calcext:value-type="float">
            <text:p>7208</text:p>
          </table:table-cell>
          <table:table-cell office:value-type="string" calcext:value-type="string">
            <text:p>"Dale 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Councilmembe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"Paul Wiesner","Ann 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Councilmembe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"Anne Ingebretsen","Dave Kerber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58" calcext:value-type="float">
            <text:p>17258</text:p>
          </table:table-cell>
        </table:table-row>
        <table:table-row table:style-name="ro1">
          <table:table-cell office:value-type="string" calcext:value-type="string">
            <text:p>City of Greenwood Village Councilmembe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"Donna Johnston","Libby Barnac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Councilmembe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"Judith Hilton","Tom Stah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5653" calcext:value-type="float">
            <text:p>5653</text:p>
          </table:table-cell>
          <table:table-cell office:value-type="string" calcext:value-type="string">
            <text:p>"George E. Lan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unnison Ballot Issue 2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6873" calcext:value-type="float">
            <text:p>687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"Yes/For"</text:p>
          </table:table-cell>
          <table:table-cell office:value-type="float" office:value="861" calcext:value-type="float">
            <text:p>861</text:p>
          </table:table-cell>
          <table:table-cell office:value-type="float" office:value="0.03" calcext:value-type="float">
            <text:p>0.0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ity of Gunnison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4" calcext:value-type="float">
            <text:p>4</text:p>
          </table:table-cell>
          <table:table-cell office:value-type="float" office:value="6873" calcext:value-type="float">
            <text:p>687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"Scott Frazier","Marisela Ballesteros","Matt Schwartz","Diego Pla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Idaho Springs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452" calcext:value-type="float">
            <text:p>345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"Yes/For"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City of Idaho Springs 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52" calcext:value-type="float">
            <text:p>345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"Diane Bree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fayette City Council Candidate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4" calcext:value-type="float">
            <text:p>4</text:p>
          </table:table-cell>
          <table:table-cell office:value-type="float" office:value="119772" calcext:value-type="float">
            <text:p>119772</text:p>
          </table:table-cell>
          <table:table-cell office:value-type="float" office:value="11357" calcext:value-type="float">
            <text:p>11357</text:p>
          </table:table-cell>
          <table:table-cell office:value-type="string" calcext:value-type="string">
            <text:p>"Crystal Gallegos","JD Mangat","David Fridland","Tim Barnes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City of La Junta Referred Ballot Issu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"Yes/For"</text:p>
          </table:table-cell>
          <table:table-cell office:value-type="float" office:value="499" calcext:value-type="float">
            <text:p>499</text:p>
          </table:table-cell>
          <table:table-cell office:value-type="float" office:value="0.03" calcext:value-type="float">
            <text:p>0.0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ity of Lakewood Council 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"Glenda Sinks"</text:p>
          </table:table-cell>
          <table:table-cell office:value-type="float" office:value="2582" calcext:value-type="float">
            <text:p>25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ity of Lakewood Council 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6665" calcext:value-type="float">
            <text:p>6665</text:p>
          </table:table-cell>
          <table:table-cell office:value-type="string" calcext:value-type="string">
            <text:p>"Isabel Cruz"</text:p>
          </table:table-cell>
          <table:table-cell office:value-type="float" office:value="1434" calcext:value-type="float">
            <text:p>14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City of Lakewood Council 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"Roger L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kewood Council Member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1873" calcext:value-type="float">
            <text:p>11873</text:p>
          </table:table-cell>
          <table:table-cell office:value-type="string" calcext:value-type="string">
            <text:p>"Dave Re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kewood Council Member Ward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307" calcext:value-type="float">
            <text:p>10307</text:p>
          </table:table-cell>
          <table:table-cell office:value-type="string" calcext:value-type="string">
            <text:p>"Jacob LaBu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kewood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7370" calcext:value-type="float">
            <text:p>47370</text:p>
          </table:table-cell>
          <table:table-cell office:value-type="string" calcext:value-type="string">
            <text:p>"Wendi Strom"</text:p>
          </table:table-cell>
          <table:table-cell office:value-type="float" office:value="8429" calcext:value-type="float">
            <text:p>8429</text:p>
          </table:table-cell>
          <table:table-cell office:value-type="float" office:value="0.03" calcext:value-type="float">
            <text:p>0.03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ity of Lakewood Retention of Municipal Judge - Easti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7370" calcext:value-type="float">
            <text:p>47370</text:p>
          </table:table-cell>
          <table:table-cell office:value-type="string" calcext:value-type="string">
            <text:p>"Yes"</text:p>
          </table:table-cell>
          <table:table-cell office:value-type="float" office:value="20758" calcext:value-type="float">
            <text:p>207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ity of Lakewood Retention of Presiding Judge - Bozart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7370" calcext:value-type="float">
            <text:p>47370</text:p>
          </table:table-cell>
          <table:table-cell office:value-type="string" calcext:value-type="string">
            <text:p>"Yes"</text:p>
          </table:table-cell>
          <table:table-cell office:value-type="float" office:value="20242" calcext:value-type="float">
            <text:p>202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ity of Lamar Councilman-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"Brent Bates"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City of Lamar Councilman-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3371" calcext:value-type="float">
            <text:p>3371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"David Zavala","Gerry I. Jenkins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City of Lamar Councilman-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Jenaro "Joe" Gonzales"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City of Lamar Mayor-At 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"Kirk Crespin"</text:p>
          </table:table-cell>
          <table:table-cell office:value-type="float" office:value="152" calcext:value-type="float">
            <text:p>152</text:p>
          </table:table-cell>
          <table:table-cell office:value-type="float" office:value="0.03" calcext:value-type="float">
            <text:p>0.03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ity of Las Animas Appointment of City Clerk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No/Against"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ity of Las Animas Appointment of City Treasurer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No/Against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ity of Las Animas City Council Ward 1 - Precinct 10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Eraclio "Rocky" Quintani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City Council Ward 2 - Precinct 9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325" calcext:value-type="float">
            <text:p>13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"Lynette Wolfe","Andrew Mont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City Council Ward 3 - Precinct 8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325" calcext:value-type="float">
            <text:p>13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"Joe Frazier","Jesus "Jesse" Garci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Light &amp; Power Boar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Steven Assmus","Rosa Lee "Rose" Prich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Ronald Lee Clodfelter Sr"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  <table:table-cell office:value-type="float" office:value="103" calcext:value-type="float">
            <text:p>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ity of Littleton Ballot Question 3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22162" calcext:value-type="float">
            <text:p>522162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"Yes/For"</text:p>
          </table:table-cell>
          <table:table-cell office:value-type="float" office:value="4126" calcext:value-type="float">
            <text:p>41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City of Littleton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22162" calcext:value-type="float">
            <text:p>522162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"Pam Grove"</text:p>
          </table:table-cell>
          <table:table-cell office:value-type="float" office:value="3249" calcext:value-type="float">
            <text:p>324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City of Littleton Council Member District 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"Robert Reichard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ittleton Council Member District I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22162" calcext:value-type="float">
            <text:p>522162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"Andrea Vukovich Pe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ngmont Ballot Issue 3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No/Against"</text:p>
          </table:table-cell>
          <table:table-cell office:value-type="float" office:value="10314" calcext:value-type="float">
            <text:p>103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ty of Longmont Ballot Issue 3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No/Against"</text:p>
          </table:table-cell>
          <table:table-cell office:value-type="float" office:value="11295" calcext:value-type="float">
            <text:p>112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ity of Longmont Ballot Issue 3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No/Against"</text:p>
          </table:table-cell>
          <table:table-cell office:value-type="float" office:value="12304" calcext:value-type="float">
            <text:p>123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ity of Longmont - City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Sean P. McCoy"</text:p>
          </table:table-cell>
          <table:table-cell office:value-type="float" office:value="5652" calcext:value-type="float">
            <text:p>56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ity of Longmont - Council 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Diane Crist"</text:p>
          </table:table-cell>
          <table:table-cell office:value-type="float" office:value="854" calcext:value-type="float">
            <text:p>8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City of Longmont - Council 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2203" calcext:value-type="float">
            <text:p>12203</text:p>
          </table:table-cell>
          <table:table-cell office:value-type="string" calcext:value-type="string">
            <text:p>"Susie Hidalgo-Fahring"</text:p>
          </table:table-cell>
          <table:table-cell office:value-type="float" office:value="502" calcext:value-type="float">
            <text:p>5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City of Longmont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Joan Peck"</text:p>
          </table:table-cell>
          <table:table-cell office:value-type="float" office:value="10870" calcext:value-type="float">
            <text:p>108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ity of Longmont Municipal Court Judge - Fric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Yes/For"</text:p>
          </table:table-cell>
          <table:table-cell office:value-type="float" office:value="10250" calcext:value-type="float">
            <text:p>102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ity of Louisville Ballot Issue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"Yes/For"</text:p>
          </table:table-cell>
          <table:table-cell office:value-type="float" office:value="3346" calcext:value-type="float">
            <text:p>33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ity of Louisville City Council Ward 1 (4-year term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"J. Caleb Dicki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uisville City Council Ward 2 (4-year term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"Deborah Fahey"</text:p>
          </table:table-cell>
          <table:table-cell office:value-type="float" office:value="212" calcext:value-type="float">
            <text:p>2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City of Louisville City Council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19772" calcext:value-type="float">
            <text:p>119772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"Dietrich Hoefner","Barbara Haml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uisville Mayor At-Large (4 Year Term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"Chris Leh"</text:p>
          </table:table-cell>
          <table:table-cell office:value-type="float" office:value="2641" calcext:value-type="float">
            <text:p>26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ity of Loveland Ballot Issue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No/Against"</text:p>
          </table:table-cell>
          <table:table-cell office:value-type="float" office:value="918" calcext:value-type="float">
            <text:p>9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City of Loveland Ballot Issue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No/Against"</text:p>
          </table:table-cell>
          <table:table-cell office:value-type="float" office:value="958" calcext:value-type="float">
            <text:p>9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City of Loveland Ballot Question 300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Yes/For"</text:p>
          </table:table-cell>
          <table:table-cell office:value-type="float" office:value="9079" calcext:value-type="float">
            <text:p>90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ity of Loveland Ballot Question 30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Yes/For"</text:p>
          </table:table-cell>
          <table:table-cell office:value-type="float" office:value="11341" calcext:value-type="float">
            <text:p>113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ity of Loveland City Council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387" calcext:value-type="float">
            <text:p>7387</text:p>
          </table:table-cell>
          <table:table-cell office:value-type="string" calcext:value-type="string">
            <text:p>"Troy Krenning"</text:p>
          </table:table-cell>
          <table:table-cell office:value-type="float" office:value="436" calcext:value-type="float">
            <text:p>4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City of Loveland City Council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8943" calcext:value-type="float">
            <text:p>8943</text:p>
          </table:table-cell>
          <table:table-cell office:value-type="string" calcext:value-type="string">
            <text:p>"Andrea Samson"</text:p>
          </table:table-cell>
          <table:table-cell office:value-type="float" office:value="379" calcext:value-type="float">
            <text:p>3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City of Loveland City Council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"Erin Black"</text:p>
          </table:table-cell>
          <table:table-cell office:value-type="float" office:value="802" calcext:value-type="float">
            <text:p>8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City of Loveland City Council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156" calcext:value-type="float">
            <text:p>7156</text:p>
          </table:table-cell>
          <table:table-cell office:value-type="string" calcext:value-type="string">
            <text:p>"Laura Light-Kovacs"</text:p>
          </table:table-cell>
          <table:table-cell office:value-type="float" office:value="648" calcext:value-type="float">
            <text:p>6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City of Loveland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Jacki Marsh"</text:p>
          </table:table-cell>
          <table:table-cell office:value-type="float" office:value="5123" calcext:value-type="float">
            <text:p>51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ity of Manitou Springs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"Julie Wolfe","Judith Chandler","John Shada"</text:p>
          </table:table-cell>
          <table:table-cell office:value-type="float" office:value="123" calcext:value-type="float">
            <text:p>1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35" calcext:value-type="float">
            <text:p>11635</text:p>
          </table:table-cell>
        </table:table-row>
        <table:table-row table:style-name="ro1">
          <table:table-cell office:value-type="string" calcext:value-type="string">
            <text:p>City of Manitou Springs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"John Graham"</text:p>
          </table:table-cell>
          <table:table-cell office:value-type="float" office:value="438" calcext:value-type="float">
            <text:p>4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City of Monte Vista Council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3435" calcext:value-type="float">
            <text:p>3435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"Bradley Watson","Loren Howard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City of Northglenn Ballot Issue 3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"Yes/For"</text:p>
          </table:table-cell>
          <table:table-cell office:value-type="float" office:value="2290" calcext:value-type="float">
            <text:p>22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ity of Northglenn Ballot Question 3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"Yes/For"</text:p>
          </table:table-cell>
          <table:table-cell office:value-type="float" office:value="692" calcext:value-type="float">
            <text:p>6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City of Northglenn Council Member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Megan Bur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Council Member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"Adam Nowicki"</text:p>
          </table:table-cell>
          <table:table-cell office:value-type="float" office:value="228" calcext:value-type="float">
            <text:p>2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69" calcext:value-type="float">
            <text:p>5869</text:p>
          </table:table-cell>
        </table:table-row>
        <table:table-row table:style-name="ro1">
          <table:table-cell office:value-type="string" calcext:value-type="string">
            <text:p>City of Northglenn Council Member - Ward 3 - 2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"Richard A. Kond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Council Member - Ward 3 -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"Katherine Go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Council Member - Ward 4 - 2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"Jody Roper"</text:p>
          </table:table-cell>
          <table:table-cell office:value-type="float" office:value="88" calcext:value-type="float">
            <text:p>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47" calcext:value-type="float">
            <text:p>8547</text:p>
          </table:table-cell>
        </table:table-row>
        <table:table-row table:style-name="ro1">
          <table:table-cell office:value-type="string" calcext:value-type="string">
            <text:p>City of Northglenn Council Member - Ward 4 -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"Shannon Lukeman-Hiromas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"Meredith Leighty"</text:p>
          </table:table-cell>
          <table:table-cell office:value-type="float" office:value="2717" calcext:value-type="float">
            <text:p>27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ity of Ouray Council 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"Peggy Lindsey","Michael S. Underwood"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City of Ouray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"Ethan Fun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Pueblo Ballot Question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AGAINST THE ORDINANCE"</text:p>
          </table:table-cell>
          <table:table-cell office:value-type="float" office:value="2362" calcext:value-type="float">
            <text:p>2362</text:p>
          </table:table-cell>
          <table:table-cell office:value-type="float" office:value="0.03" calcext:value-type="float">
            <text:p>0.03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ty of Pueblo City Council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Mark Aliff"</text:p>
          </table:table-cell>
          <table:table-cell office:value-type="float" office:value="2091" calcext:value-type="float">
            <text:p>20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ity of Pueblo City Council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"Joe Latino"</text:p>
          </table:table-cell>
          <table:table-cell office:value-type="float" office:value="473" calcext:value-type="float">
            <text:p>4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ity of Pueblo City Council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"Roger Gomez"</text:p>
          </table:table-cell>
          <table:table-cell office:value-type="float" office:value="868" calcext:value-type="float">
            <text:p>8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City of Pueblo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Heather Graham"</text:p>
          </table:table-cell>
          <table:table-cell office:value-type="float" office:value="486" calcext:value-type="float">
            <text:p>4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City of Rifle Street Sales Tax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"NO"</text:p>
          </table:table-cell>
          <table:table-cell office:value-type="float" office:value="474" calcext:value-type="float">
            <text:p>4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ity of Rocky Ford Referred Ballot Issu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"Yes/For"</text:p>
          </table:table-cell>
          <table:table-cell office:value-type="float" office:value="54" calcext:value-type="float">
            <text:p>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City of Salida Ballot Issue 300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"No/Against"</text:p>
          </table:table-cell>
          <table:table-cell office:value-type="float" office:value="561" calcext:value-type="float">
            <text:p>5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ity of Salida Mayor -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"Dan Sho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alida Treasurer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"Ben Gilling"</text:p>
          </table:table-cell>
          <table:table-cell office:value-type="float" office:value="247" calcext:value-type="float">
            <text:p>2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ity of Sheridan City Council 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"Desiree Stan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heridan City Council 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"Ernie Camacho"</text:p>
          </table:table-cell>
          <table:table-cell office:value-type="float" office:value="38" calcext:value-type="float">
            <text:p>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99" calcext:value-type="float">
            <text:p>32699</text:p>
          </table:table-cell>
        </table:table-row>
        <table:table-row table:style-name="ro1">
          <table:table-cell office:value-type="string" calcext:value-type="string">
            <text:p>City of Steamboat Springs Ballot Question No.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3260" calcext:value-type="float">
            <text:p>32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ty of Steamboat Springs Ballot Question No.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822" calcext:value-type="float">
            <text:p>8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ity of Steamboat Springs Ballot Question No. 2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1973" calcext:value-type="float">
            <text:p>19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ity of Steamboat Springs Ballot Question No. 2I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488" calcext:value-type="float">
            <text:p>488</text:p>
          </table:table-cell>
          <table:table-cell office:value-type="float" office:value="0.03" calcext:value-type="float">
            <text:p>0.03</text:p>
          </table:table-cell>
          <table:table-cell office:value-type="float" office:value="141" calcext:value-type="float">
            <text:p>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ity of Steamboat Springs City Council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Steve Muntean"</text:p>
          </table:table-cell>
          <table:table-cell office:value-type="float" office:value="261" calcext:value-type="float">
            <text:p>2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ity of Steamboat Springs City Council - District 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Bryan Swint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teamboat Springs City Council - District 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Michael Anthony Bucc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teamboat Springs City Council - District I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Amy Dickson"</text:p>
          </table:table-cell>
          <table:table-cell office:value-type="float" office:value="2356" calcext:value-type="float">
            <text:p>23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ity of Sterling Council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"Megan Wolf"</text:p>
          </table:table-cell>
          <table:table-cell office:value-type="float" office:value="167" calcext:value-type="float">
            <text:p>1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City of Sterling Council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"Kellan E Raffaeli"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City of Sterling Council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"Dean Hay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terling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Matthew Foos"</text:p>
          </table:table-cell>
          <table:table-cell office:value-type="float" office:value="260" calcext:value-type="float">
            <text:p>260</text:p>
          </table:table-cell>
          <table:table-cell office:value-type="float" office:value="0.03" calcext:value-type="float">
            <text:p>0.03</text:p>
          </table:table-cell>
          <table:table-cell office:value-type="float" office:value="181" calcext:value-type="float">
            <text:p>1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ity of Sterling Referred Ballot Issue 2Q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No/Against"</text:p>
          </table:table-cell>
          <table:table-cell office:value-type="float" office:value="231" calcext:value-type="float">
            <text:p>2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ity of Sterling Referred Ballot Question 2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Yes/For"</text:p>
          </table:table-cell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City of Sterling Referred Ballot Question 2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Yes/For"</text:p>
          </table:table-cell>
          <table:table-cell office:value-type="float" office:value="172" calcext:value-type="float">
            <text:p>1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City of Thornton Council Member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"Justin Martinez"</text:p>
          </table:table-cell>
          <table:table-cell office:value-type="float" office:value="403" calcext:value-type="float">
            <text:p>4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City of Thornton Council Member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6858" calcext:value-type="float">
            <text:p>6858</text:p>
          </table:table-cell>
          <table:table-cell office:value-type="string" calcext:value-type="string">
            <text:p>"Roberta Ayala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08" calcext:value-type="float">
            <text:p>17908</text:p>
          </table:table-cell>
        </table:table-row>
        <table:table-row table:style-name="ro1">
          <table:table-cell office:value-type="string" calcext:value-type="string">
            <text:p>City of Thornton Council Member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1928" calcext:value-type="float">
            <text:p>11928</text:p>
          </table:table-cell>
          <table:table-cell office:value-type="string" calcext:value-type="string">
            <text:p>"David Acunto"</text:p>
          </table:table-cell>
          <table:table-cell office:value-type="float" office:value="957" calcext:value-type="float">
            <text:p>9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City of Thornton Council Member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47" calcext:value-type="float">
            <text:p>10547</text:p>
          </table:table-cell>
          <table:table-cell office:value-type="string" calcext:value-type="string">
            <text:p>"Chris Russell"</text:p>
          </table:table-cell>
          <table:table-cell office:value-type="float" office:value="1163" calcext:value-type="float">
            <text:p>11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City of Thornton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33394" calcext:value-type="float">
            <text:p>33394</text:p>
          </table:table-cell>
          <table:table-cell office:value-type="string" calcext:value-type="string">
            <text:p>"Janifer "Jan" Kulmann"</text:p>
          </table:table-cell>
          <table:table-cell office:value-type="float" office:value="2141" calcext:value-type="float">
            <text:p>2141</text:p>
          </table:table-cell>
          <table:table-cell office:value-type="float" office:value="0.03" calcext:value-type="float">
            <text:p>0.03</text:p>
          </table:table-cell>
          <table:table-cell office:value-type="float" office:value="353" calcext:value-type="float">
            <text:p>3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City of Trinidad Ballot Issu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No/Against"</text:p>
          </table:table-cell>
          <table:table-cell office:value-type="float" office:value="417" calcext:value-type="float">
            <text:p>4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ity of Trinidad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No/Against"</text:p>
          </table:table-cell>
          <table:table-cell office:value-type="float" office:value="377" calcext:value-type="float">
            <text:p>3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ity of Trinidad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Yes/For"</text:p>
          </table:table-cell>
          <table:table-cell office:value-type="float" office:value="401" calcext:value-type="float">
            <text:p>4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ity of Victor Clerk/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Brandy Dav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Victor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Barbara Manning"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City of Walsenburg City Clerk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Stephanie Barr"</text:p>
          </table:table-cell>
          <table:table-cell office:value-type="float" office:value="215" calcext:value-type="float">
            <text:p>215</text:p>
          </table:table-cell>
          <table:table-cell office:value-type="float" office:value="0.03" calcext:value-type="float">
            <text:p>0.03</text:p>
          </table:table-cell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ity of Walsenburg City Council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"Ronald A. Stafford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City of Walsenburg City Council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"Frederick T. Eccher"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ity of Walsenburg City Council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"Don Martinez"</text:p>
          </table:table-cell>
          <table:table-cell office:value-type="float" office:value="70" calcext:value-type="float">
            <text:p>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ity of Walsenburg City 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Stephanie Barr"</text:p>
          </table:table-cell>
          <table:table-cell office:value-type="float" office:value="298" calcext:value-type="float">
            <text:p>2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ity of Walsenburg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Gary M. Vezzan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alsenburg Trash Initiativ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No/Against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City of Westminster Ballot Question 3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1578" calcext:value-type="float">
            <text:p>15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City of Westminster Ballot Question 3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5261" calcext:value-type="float">
            <text:p>52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City of Westminster Ballot Question 3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15248" calcext:value-type="float">
            <text:p>152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ity of Westminster Ballot Question 3O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7500" calcext:value-type="float">
            <text:p>75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City of Westminster Ballot Question 3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18874" calcext:value-type="float">
            <text:p>188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ity of Westminster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Kristine Ireland","Claire Carmelia","Amber Hott"</text:p>
          </table:table-cell>
          <table:table-cell office:value-type="float" office:value="155" calcext:value-type="float">
            <text:p>1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87" calcext:value-type="float">
            <text:p>14587</text:p>
          </table:table-cell>
        </table:table-row>
        <table:table-row table:style-name="ro1">
          <table:table-cell office:value-type="string" calcext:value-type="string">
            <text:p>City of Wheat Ridge Ballot Issue 2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782" calcext:value-type="float">
            <text:p>10782</text:p>
          </table:table-cell>
          <table:table-cell office:value-type="string" calcext:value-type="string">
            <text:p>"Yes/For"</text:p>
          </table:table-cell>
          <table:table-cell office:value-type="float" office:value="4272" calcext:value-type="float">
            <text:p>42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ity of Wheat Ridge Cler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782" calcext:value-type="float">
            <text:p>10782</text:p>
          </table:table-cell>
          <table:table-cell office:value-type="string" calcext:value-type="string">
            <text:p>"James S. "Steve" Kirkpat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heat Ridge Council Member District 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"Gretchen Jennifer "Jenny" Snell"</text:p>
          </table:table-cell>
          <table:table-cell office:value-type="float" office:value="686" calcext:value-type="float">
            <text:p>6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City of Wheat Ridge Council Member District 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"Rachel Hul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heat Ridge Council Member District I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"Korey Stit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heat Ridge Council Member District I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"Daniel "Dan" Larson"</text:p>
          </table:table-cell>
          <table:table-cell office:value-type="float" office:value="550" calcext:value-type="float">
            <text:p>5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44" calcext:value-type="float">
            <text:p>2744</text:p>
          </table:table-cell>
        </table:table-row>
        <table:table-row table:style-name="ro1">
          <table:table-cell office:value-type="string" calcext:value-type="string">
            <text:p>City of Wheat Ridge 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782" calcext:value-type="float">
            <text:p>10782</text:p>
          </table:table-cell>
          <table:table-cell office:value-type="string" calcext:value-type="string">
            <text:p>"Christopher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School District RE-1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2" calcext:value-type="float">
            <text:p>3452</text:p>
          </table:table-cell>
          <table:table-cell office:value-type="string" calcext:value-type="string">
            <text:p>"Marcie King"</text:p>
          </table:table-cell>
          <table:table-cell office:value-type="float" office:value="538" calcext:value-type="float">
            <text:p>5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lear Creek School District RE-1 Director District 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2" calcext:value-type="float">
            <text:p>3452</text:p>
          </table:table-cell>
          <table:table-cell office:value-type="string" calcext:value-type="string">
            <text:p>"Kerry Ann McHugh"</text:p>
          </table:table-cell>
          <table:table-cell office:value-type="float" office:value="471" calcext:value-type="float">
            <text:p>471</text:p>
          </table:table-cell>
          <table:table-cell office:value-type="float" office:value="0.03" calcext:value-type="float">
            <text:p>0.03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lorado Mountain College Board of Trustees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Marianne Virgili"</text:p>
          </table:table-cell>
          <table:table-cell office:value-type="float" office:value="15453" calcext:value-type="float">
            <text:p>154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lorado Mountain College Board of Trustees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Kerry Buh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Mountain College Board of Trustees -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Bob Kuusin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Mountain College Board of Trustees - District 6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Gloria Pe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Springs School District 11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4" calcext:value-type="float">
            <text:p>4</text:p>
          </table:table-cell>
          <table:table-cell office:value-type="float" office:value="196391" calcext:value-type="float">
            <text:p>196391</text:p>
          </table:table-cell>
          <table:table-cell office:value-type="float" office:value="63889" calcext:value-type="float">
            <text:p>63889</text:p>
          </table:table-cell>
          <table:table-cell office:value-type="string" calcext:value-type="string">
            <text:p>"Parth Melpakam","Jason Jorgenson","Thomas Carey","Jill Haffley"</text:p>
          </table:table-cell>
          <table:table-cell office:value-type="float" office:value="1366" calcext:value-type="float">
            <text:p>13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Conejos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2" calcext:value-type="float">
            <text:p>2352</text:p>
          </table:table-cell>
          <table:table-cell office:value-type="string" calcext:value-type="string">
            <text:p>"Yes/For"</text:p>
          </table:table-cell>
          <table:table-cell office:value-type="float" office:value="389" calcext:value-type="float">
            <text:p>389</text:p>
          </table:table-cell>
          <table:table-cell office:value-type="float" office:value="0.03" calcext:value-type="float">
            <text:p>0.03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solidated Bell MountaRanch Metropolitan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"YES/FOR"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69" calcext:value-type="float">
            <text:p>7169</text:p>
          </table:table-cell>
        </table:table-row>
        <table:table-row table:style-name="ro1">
          <table:table-cell office:value-type="string" calcext:value-type="string">
            <text:p>Consolidated School District C-1 Board of Directors - At 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3" calcext:value-type="float">
            <text:p>3</text:p>
          </table:table-cell>
          <table:table-cell office:value-type="float" office:value="2624" calcext:value-type="float">
            <text:p>2624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"Jennifer Kriegh","Joseph McCarthy","Regina "Reggie" Foster"</text:p>
          </table:table-cell>
          <table:table-cell office:value-type="float" office:value="251" calcext:value-type="float">
            <text:p>251</text:p>
          </table:table-cell>
          <table:table-cell office:value-type="float" office:value="0.03" calcext:value-type="float">
            <text:p>0.03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rtez Fire Protectio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"No/Against"</text:p>
          </table:table-cell>
          <table:table-cell office:value-type="float" office:value="230" calcext:value-type="float">
            <text:p>2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ostilla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9" calcext:value-type="float">
            <text:p>1229</text:p>
          </table:table-cell>
          <table:table-cell office:value-type="string" calcext:value-type="string">
            <text:p>"No/Against"</text:p>
          </table:table-cell>
          <table:table-cell office:value-type="float" office:value="420" calcext:value-type="float">
            <text:p>420</text:p>
          </table:table-cell>
          <table:table-cell office:value-type="float" office:value="0.03" calcext:value-type="float">
            <text:p>0.03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stilla County Library District Ballot Issue 1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9" calcext:value-type="float">
            <text:p>1229</text:p>
          </table:table-cell>
          <table:table-cell office:value-type="string" calcext:value-type="string">
            <text:p>"No/Against"</text:p>
          </table:table-cell>
          <table:table-cell office:value-type="float" office:value="243" calcext:value-type="float">
            <text:p>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uncil 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Franklin Shew","Aaron Williamson","Manuel (Manny) Trujillo"</text:p>
          </table:table-cell>
          <table:table-cell office:value-type="float" office:value="302" calcext:value-type="float">
            <text:p>3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unty of Jackson 1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No/Against"</text:p>
          </table:table-cell>
          <table:table-cell office:value-type="float" office:value="109" calcext:value-type="float">
            <text:p>109</text:p>
          </table:table-cell>
          <table:table-cell office:value-type="float" office:value="0.03" calcext:value-type="float">
            <text:p>0.03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reede School District Board Director Four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string" calcext:value-type="string">
            <text:p>"Casey Adelman","Kara Jo Brittain"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ripple Creek-Victor School District RE-1 Board of Directors - District A City of Cripple Cree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"Mark Green"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47" calcext:value-type="float">
            <text:p>16947</text:p>
          </table:table-cell>
        </table:table-row>
        <table:table-row table:style-name="ro1">
          <table:table-cell office:value-type="string" calcext:value-type="string">
            <text:p>Cripple Creek-Victor School District RE-1 Board of Directors - District B City of Vi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"Stephanie Stok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SCHOOL DISTRICT RE 1-J BALLOT ISSUE 5A: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65" calcext:value-type="float">
            <text:p>2665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"No/Against"</text:p>
          </table:table-cell>
          <table:table-cell office:value-type="float" office:value="426" calcext:value-type="float">
            <text:p>4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rowley County School District RE1-J Board of Directors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James Charles Watkins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Crowley County School District RE1-J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665" calcext:value-type="float">
            <text:p>2665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"Tyler Karney","Cheryl Salzbrenner","Amber Lovato"</text:p>
          </table:table-cell>
          <table:table-cell office:value-type="float" office:value="199" calcext:value-type="float">
            <text:p>1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rowley - Crowley County School District RE1-J Board of Directors - 2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144" calcext:value-type="float">
            <text:p>1144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"JAMES CHARLES WATKINS"</text:p>
          </table:table-cell>
          <table:table-cell office:value-type="float" office:value="122" calcext:value-type="float">
            <text:p>122</text:p>
          </table:table-cell>
          <table:table-cell office:value-type="float" office:value="0.03" calcext:value-type="float">
            <text:p>0.03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er Trail School District 26J Director of the Board of Education - 2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"Reagan Hahn","Patrick Duff","Richard Haigh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r Trail School District 26J Director of the Board of Education -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73728" calcext:value-type="float">
            <text:p>27372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"Steven Musser","Joyce Gale Bell"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435" calcext:value-type="float">
            <text:p>153435</text:p>
          </table:table-cell>
        </table:table-row>
        <table:table-row table:style-name="ro1">
          <table:table-cell office:value-type="string" calcext:value-type="string">
            <text:p>Delta - Director for the Delta County Board of Education - District 4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44" calcext:value-type="float">
            <text:p>11244</text:p>
          </table:table-cell>
          <table:table-cell office:value-type="string" calcext:value-type="string">
            <text:p>"Dan Burke"</text:p>
          </table:table-cell>
          <table:table-cell office:value-type="float" office:value="1157" calcext:value-type="float">
            <text:p>1157</text:p>
          </table:table-cell>
          <table:table-cell office:value-type="float" office:value="0.03" calcext:value-type="float">
            <text:p>0.03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enargo Market District 2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470" calcext:value-type="float">
            <text:p>92470</text:p>
          </table:table-cell>
        </table:table-row>
        <table:table-row table:style-name="ro1">
          <table:table-cell office:value-type="string" calcext:value-type="string">
            <text:p>Denargo Market District 2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1052" calcext:value-type="float">
            <text:p>601052</text:p>
          </table:table-cell>
        </table:table-row>
        <table:table-row table:style-name="ro1">
          <table:table-cell office:value-type="string" calcext:value-type="string">
            <text:p>Denargo Market District 2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66" calcext:value-type="float">
            <text:p>52266</text:p>
          </table:table-cell>
        </table:table-row>
        <table:table-row table:style-name="ro1">
          <table:table-cell office:value-type="string" calcext:value-type="string">
            <text:p>Denargo Market District 2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933" calcext:value-type="float">
            <text:p>42933</text:p>
          </table:table-cell>
        </table:table-row>
        <table:table-row table:style-name="ro1">
          <table:table-cell office:value-type="string" calcext:value-type="string">
            <text:p>Denargo Market District 2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784" calcext:value-type="float">
            <text:p>66784</text:p>
          </table:table-cell>
        </table:table-row>
        <table:table-row table:style-name="ro1">
          <table:table-cell office:value-type="string" calcext:value-type="string">
            <text:p>Denargo Market District 2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730" calcext:value-type="float">
            <text:p>171730</text:p>
          </table:table-cell>
        </table:table-row>
        <table:table-row table:style-name="ro1">
          <table:table-cell office:value-type="string" calcext:value-type="string">
            <text:p>Denargo Market District 2 BALLOT ISSUE 6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argo Market District 2 BALLOT ISSUE 6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argo Market District 2 BALLOT ISSUE 6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63" calcext:value-type="float">
            <text:p>150263</text:p>
          </table:table-cell>
        </table:table-row>
        <table:table-row table:style-name="ro1">
          <table:table-cell office:value-type="string" calcext:value-type="string">
            <text:p>Denargo Market District 2 BALLOT ISSUE 6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568" calcext:value-type="float">
            <text:p>133568</text:p>
          </table:table-cell>
        </table:table-row>
        <table:table-row table:style-name="ro1">
          <table:table-cell office:value-type="string" calcext:value-type="string">
            <text:p>Denargo Market District 2 BALLOT ISSUE 6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865" calcext:value-type="float">
            <text:p>85865</text:p>
          </table:table-cell>
        </table:table-row>
        <table:table-row table:style-name="ro1">
          <table:table-cell office:value-type="string" calcext:value-type="string">
            <text:p>Denargo Market District 2 BALLOT ISSUE 6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526" calcext:value-type="float">
            <text:p>300526</text:p>
          </table:table-cell>
        </table:table-row>
        <table:table-row table:style-name="ro1">
          <table:table-cell office:value-type="string" calcext:value-type="string">
            <text:p>Denargo Market District 2 BALLOT ISSUE 6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argo Market District 2 BALLOT ISSUE 6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283" calcext:value-type="float">
            <text:p>109283</text:p>
          </table:table-cell>
        </table:table-row>
        <table:table-row table:style-name="ro1">
          <table:table-cell office:value-type="string" calcext:value-type="string">
            <text:p>Denargo Market District 2 BALLOT ISSUE 6O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784" calcext:value-type="float">
            <text:p>66784</text:p>
          </table:table-cell>
        </table:table-row>
        <table:table-row table:style-name="ro1">
          <table:table-cell office:value-type="string" calcext:value-type="string">
            <text:p>Denargo Market District 2 BALLOT ISSUE 6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176" calcext:value-type="float">
            <text:p>100176</text:p>
          </table:table-cell>
        </table:table-row>
        <table:table-row table:style-name="ro1">
          <table:table-cell office:value-type="string" calcext:value-type="string">
            <text:p>Denargo Market District 2 BALLOT ISSUE 6Q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176" calcext:value-type="float">
            <text:p>100176</text:p>
          </table:table-cell>
        </table:table-row>
        <table:table-row table:style-name="ro1">
          <table:table-cell office:value-type="string" calcext:value-type="string">
            <text:p>Denargo Market District 2 BALLOT ISSUE 6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ver Public Schools Directo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64052" calcext:value-type="float">
            <text:p>164052</text:p>
          </table:table-cell>
          <table:table-cell office:value-type="string" calcext:value-type="string">
            <text:p>"John Youngquist"</text:p>
          </table:table-cell>
          <table:table-cell office:value-type="float" office:value="45589" calcext:value-type="float">
            <text:p>455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enver Public Schools Director District 1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40340" calcext:value-type="float">
            <text:p>40340</text:p>
          </table:table-cell>
          <table:table-cell office:value-type="string" calcext:value-type="string">
            <text:p>"Kimberlee Sia"</text:p>
          </table:table-cell>
          <table:table-cell office:value-type="float" office:value="3476" calcext:value-type="float">
            <text:p>3476</text:p>
          </table:table-cell>
          <table:table-cell office:value-type="float" office:value="0.03" calcext:value-type="float">
            <text:p>0.03</text:p>
          </table:table-cell>
          <table:table-cell office:value-type="float" office:value="347" calcext:value-type="float">
            <text:p>3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Denver Public Schools Director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30722" calcext:value-type="float">
            <text:p>30722</text:p>
          </table:table-cell>
          <table:table-cell office:value-type="string" calcext:value-type="string">
            <text:p>"Marlene DeLaRosa"</text:p>
          </table:table-cell>
          <table:table-cell office:value-type="float" office:value="9037" calcext:value-type="float">
            <text:p>90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DIRECTO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Sam Da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Reece Hart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Catie Ol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Curtis Ut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Debbie Rus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Montrose County Board of Education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Neisha Balleck"</text:p>
          </table:table-cell>
          <table:table-cell office:value-type="float" office:value="701" calcext:value-type="float">
            <text:p>7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Director for Montrose County Board of Education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Ted Valer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Montrose County Board of Education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Tom West"</text:p>
          </table:table-cell>
          <table:table-cell office:value-type="float" office:value="188" calcext:value-type="float">
            <text:p>1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Director for Montrose County Board of Education - District 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Jody Hovde"</text:p>
          </table:table-cell>
          <table:table-cell office:value-type="float" office:value="664" calcext:value-type="float">
            <text:p>6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Director for the Delta County Board of Education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48" calcext:value-type="float">
            <text:p>33048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"Tony Bohl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the Delta County Board of Education -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48" calcext:value-type="float">
            <text:p>33048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"Bethany Sup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the Delta County Board of Education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804" calcext:value-type="float">
            <text:p>218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"Dan Burke"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73" calcext:value-type="float">
            <text:p>3973</text:p>
          </table:table-cell>
        </table:table-row>
        <table:table-row table:style-name="ro1">
          <table:table-cell office:value-type="string" calcext:value-type="string">
            <text:p>Dolores County School District RE-2J Ballot Question 5A: Rico Area Detachmen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Yes/For"</text:p>
          </table:table-cell>
          <table:table-cell office:value-type="float" office:value="612" calcext:value-type="float">
            <text:p>6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olores County School District RE-2J Board of Directors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Kimberly Marie Alexan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School District RE-2J Board of Directors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Donella Fu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School District RE-2J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Crystal G. Jarmon"</text:p>
          </table:table-cell>
          <table:table-cell office:value-type="float" office:value="385" calcext:value-type="float">
            <text:p>3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olores School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4" calcext:value-type="float">
            <text:p>4</text:p>
          </table:table-cell>
          <table:table-cell office:value-type="float" office:value="8467" calcext:value-type="float">
            <text:p>8467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"Maegan Crowley","Clay Tallmadge","Dustin Goodall","Julia Willson Anderson"</text:p>
          </table:table-cell>
          <table:table-cell office:value-type="float" office:value="141" calcext:value-type="float">
            <text:p>1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Dolores School District RE-4A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"Yes/For"</text:p>
          </table:table-cell>
          <table:table-cell office:value-type="float" office:value="235" calcext:value-type="float">
            <text:p>2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Donald Wescott Fire Protectio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"Yes/For"</text:p>
          </table:table-cell>
          <table:table-cell office:value-type="float" office:value="366" calcext:value-type="float">
            <text:p>3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11" calcext:value-type="float">
            <text:p>3911</text:p>
          </table:table-cell>
        </table:table-row>
        <table:table-row table:style-name="ro1">
          <table:table-cell office:value-type="string" calcext:value-type="string">
            <text:p>Donald Wescott Fire Protection District Northern Subdistrict Ballot Question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"Yes/For"</text:p>
          </table:table-cell>
          <table:table-cell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Douglas County School Board Director,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Susan Meek"</text:p>
          </table:table-cell>
          <table:table-cell office:value-type="float" office:value="7204" calcext:value-type="float">
            <text:p>72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Douglas County School Board Director,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Brad Geiger"</text:p>
          </table:table-cell>
          <table:table-cell office:value-type="float" office:value="23558" calcext:value-type="float">
            <text:p>23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ouglas County School Board Director, District 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Valerie Thompson"</text:p>
          </table:table-cell>
          <table:table-cell office:value-type="float" office:value="13437" calcext:value-type="float">
            <text:p>134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ouglas County School District RE-1 Ballot Issue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Yes/For"</text:p>
          </table:table-cell>
          <table:table-cell office:value-type="float" office:value="6494" calcext:value-type="float">
            <text:p>64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Douglas County School District RE-1 Ballot Issue 5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No/Against"</text:p>
          </table:table-cell>
          <table:table-cell office:value-type="float" office:value="6137" calcext:value-type="float">
            <text:p>61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DURANGO BUSINESS IMPROVEMENT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8494" calcext:value-type="float">
            <text:p>1849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"Yes/For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Eagle County Ballot Issue 1A: Retain Excess 2023 Lodging Tax Revenue to Support Local Workforc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324" calcext:value-type="float">
            <text:p>15324</text:p>
          </table:table-cell>
          <table:table-cell office:value-type="float" office:value="8423" calcext:value-type="float">
            <text:p>8423</text:p>
          </table:table-cell>
          <table:table-cell office:value-type="string" calcext:value-type="string">
            <text:p>"Yes/For"</text:p>
          </table:table-cell>
          <table:table-cell office:value-type="float" office:value="3709" calcext:value-type="float">
            <text:p>3709</text:p>
          </table:table-cell>
          <table:table-cell office:value-type="float" office:value="0.03" calcext:value-type="float">
            <text:p>0.0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agle County School District RE 50J Ballot Issue No.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No/Against"</text:p>
          </table:table-cell>
          <table:table-cell office:value-type="float" office:value="467" calcext:value-type="float">
            <text:p>4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Eagle County School District RE 50J Ballot Issue No. 5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Yes/For"</text:p>
          </table:table-cell>
          <table:table-cell office:value-type="float" office:value="856" calcext:value-type="float">
            <text:p>8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Kelly Al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Harry McQuee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Lucila Tvarkun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Juan Pen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zabeth School District Director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2259" calcext:value-type="float">
            <text:p>12259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"Mary Powell","Jonathan Waller"</text:p>
          </table:table-cell>
          <table:table-cell office:value-type="float" office:value="3365" calcext:value-type="float">
            <text:p>33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lizabeth School District Director - 4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2" calcext:value-type="float">
            <text:p>2</text:p>
          </table:table-cell>
          <table:table-cell office:value-type="float" office:value="12259" calcext:value-type="float">
            <text:p>12259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"Mike Calahan","Rhonda Olsen"</text:p>
          </table:table-cell>
          <table:table-cell office:value-type="float" office:value="3130" calcext:value-type="float">
            <text:p>3130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lk Creek Fire Protection District Ballot Issue 7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4222" calcext:value-type="float">
            <text:p>214222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"No/Against"</text:p>
          </table:table-cell>
          <table:table-cell office:value-type="float" office:value="189" calcext:value-type="float">
            <text:p>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Elk Creek Fire Protection District Ballot Issue 7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4222" calcext:value-type="float">
            <text:p>214222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"Yes/For"</text:p>
          </table:table-cell>
          <table:table-cell office:value-type="float" office:value="1289" calcext:value-type="float">
            <text:p>12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Elk Creek Fire Protection District Ballot Question 7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4222" calcext:value-type="float">
            <text:p>214222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"No/Against"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38" calcext:value-type="float">
            <text:p>11738</text:p>
          </table:table-cell>
        </table:table-row>
        <table:table-row table:style-name="ro1">
          <table:table-cell office:value-type="string" calcext:value-type="string">
            <text:p>Ellicott School District 22 Ballot Issue 4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"No/Against"</text:p>
          </table:table-cell>
          <table:table-cell office:value-type="float" office:value="791" calcext:value-type="float">
            <text:p>7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Ellicott School District 22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"Amanda Mae Kobilan","Robert 'Bob' Joseph McWilliams","Angel Emilio Cordero J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olorado School District 49 Ballot Issue 4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9348" calcext:value-type="float">
            <text:p>29348</text:p>
          </table:table-cell>
          <table:table-cell office:value-type="string" calcext:value-type="string">
            <text:p>"No/Against"</text:p>
          </table:table-cell>
          <table:table-cell office:value-type="float" office:value="5203" calcext:value-type="float">
            <text:p>52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l Paso County School District 49 Board of Directors - District 2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"Debra Schmidt"</text:p>
          </table:table-cell>
          <table:table-cell office:value-type="float" office:value="886" calcext:value-type="float">
            <text:p>8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l Paso County School District 49 Board of Directors - District 3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"Marie LeVere-Wright"</text:p>
          </table:table-cell>
          <table:table-cell office:value-type="float" office:value="414" calcext:value-type="float">
            <text:p>4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l Paso County School District 49 Board of Directors - District 5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"Mike He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lewood School District No. 1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"Yes/For"</text:p>
          </table:table-cell>
          <table:table-cell office:value-type="float" office:value="1222" calcext:value-type="float">
            <text:p>12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nglewood School District School Board Director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"Davon Williams","Katie Wilberding Cro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es Park School District R-3 School Board Direct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45113" calcext:value-type="float">
            <text:p>245113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"Brad Shochat","Brenda L. Wyss"</text:p>
          </table:table-cell>
          <table:table-cell office:value-type="float" office:value="1447" calcext:value-type="float">
            <text:p>14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Evergreen Park and Recreatio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"Yes/For"</text:p>
          </table:table-cell>
          <table:table-cell office:value-type="float" office:value="4676" calcext:value-type="float">
            <text:p>46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xpanding Term Limits for Las Animas County Board of County Commission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72" calcext:value-type="float">
            <text:p>5072</text:p>
          </table:table-cell>
          <table:table-cell office:value-type="string" calcext:value-type="string">
            <text:p>"No/Against"</text:p>
          </table:table-cell>
          <table:table-cell office:value-type="float" office:value="3111" calcext:value-type="float">
            <text:p>31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orence School District RE-2 Board of Directors - At Large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4092" calcext:value-type="float">
            <text:p>21409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"Brad Knifo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ence School District RE-2 Board of Directors - At Large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14092" calcext:value-type="float">
            <text:p>21409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"Robin Dickey","Beth A. Roman","Janelle Dodd"</text:p>
          </table:table-cell>
          <table:table-cell office:value-type="float" office:value="474" calcext:value-type="float">
            <text:p>4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2" calcext:value-type="float">
            <text:p>3292</text:p>
          </table:table-cell>
        </table:table-row>
        <table:table-row table:style-name="ro1">
          <table:table-cell office:value-type="string" calcext:value-type="string">
            <text:p>Flying Horse Metropolitan Distict No. 3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"Yes/For"</text:p>
          </table:table-cell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26" calcext:value-type="float">
            <text:p>11926</text:p>
          </table:table-cell>
        </table:table-row>
        <table:table-row table:style-name="ro1">
          <table:table-cell office:value-type="string" calcext:value-type="string">
            <text:p>Flying Horse Metropolitan District No. 2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"Yes/For"</text:p>
          </table:table-cell>
          <table:table-cell office:value-type="float" office:value="381" calcext:value-type="float">
            <text:p>3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Flying Horse Metropolitan District No. 2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"Yes/For"</text:p>
          </table:table-cell>
          <table:table-cell office:value-type="float" office:value="311" calcext:value-type="float">
            <text:p>3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Flying Horse Metropolitan District No. 3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"Yes/For"</text:p>
          </table:table-cell>
          <table:table-cell office:value-type="float" office:value="139" calcext:value-type="float">
            <text:p>1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96" calcext:value-type="float">
            <text:p>10296</text:p>
          </table:table-cell>
        </table:table-row>
        <table:table-row table:style-name="ro1">
          <table:table-cell office:value-type="string" calcext:value-type="string">
            <text:p>Fountain-Fort Carson School District 8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"Rose A. Terrell","Kimberly A. Moon","Jill E. Grubbs"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68" calcext:value-type="float">
            <text:p>17668</text:p>
          </table:table-cell>
        </table:table-row>
        <table:table-row table:style-name="ro1">
          <table:table-cell office:value-type="string" calcext:value-type="string">
            <text:p>Frenchman RE-3 School District Board of Directors-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"Jeffrey Brekel"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9" calcext:value-type="float">
            <text:p>3889</text:p>
          </table:table-cell>
        </table:table-row>
        <table:table-row table:style-name="ro1">
          <table:table-cell office:value-type="string" calcext:value-type="string">
            <text:p>Frenchman RE-3 School District Board of Directors-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6403" calcext:value-type="float">
            <text:p>640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"Kamie Lambrecht","Jeffery Harms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Garfield School RE-2 <text:s/>District 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"Cassie Haskell"</text:p>
          </table:table-cell>
          <table:table-cell office:value-type="float" office:value="1335" calcext:value-type="float">
            <text:p>1335</text:p>
          </table:table-cell>
          <table:table-cell office:value-type="float" office:value="0.03" calcext:value-type="float">
            <text:p>0.03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arfield School RE-2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"Fathom J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School RE-2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"Chance Jenkins"</text:p>
          </table:table-cell>
          <table:table-cell office:value-type="float" office:value="512" calcext:value-type="float">
            <text:p>5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Gilpin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96" calcext:value-type="float">
            <text:p>2596</text:p>
          </table:table-cell>
          <table:table-cell office:value-type="string" calcext:value-type="string">
            <text:p>"No/Against"</text:p>
          </table:table-cell>
          <table:table-cell office:value-type="float" office:value="718" calcext:value-type="float">
            <text:p>718</text:p>
          </table:table-cell>
          <table:table-cell office:value-type="float" office:value="0.03" calcext:value-type="float">
            <text:p>0.0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ilpin County RE-1 School District Director At Large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2596" calcext:value-type="float">
            <text:p>259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"Joseph L. Stranaly","Tami Velasquez","Joe Marr"</text:p>
          </table:table-cell>
          <table:table-cell office:value-type="float" office:value="84" calcext:value-type="float">
            <text:p>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Grand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17" calcext:value-type="float">
            <text:p>5617</text:p>
          </table:table-cell>
          <table:table-cell office:value-type="string" calcext:value-type="string">
            <text:p>"Yes/For"</text:p>
          </table:table-cell>
          <table:table-cell office:value-type="float" office:value="2474" calcext:value-type="float">
            <text:p>2474</text:p>
          </table:table-cell>
          <table:table-cell office:value-type="float" office:value="0.03" calcext:value-type="float">
            <text:p>0.03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unnison Watershed School District -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8738" calcext:value-type="float">
            <text:p>8738</text:p>
          </table:table-cell>
          <table:table-cell office:value-type="float" office:value="6894" calcext:value-type="float">
            <text:p>6894</text:p>
          </table:table-cell>
          <table:table-cell office:value-type="string" calcext:value-type="string">
            <text:p>"Jody Coleman","Mark VanderVeer","Anne Brookhart"</text:p>
          </table:table-cell>
          <table:table-cell office:value-type="float" office:value="2532" calcext:value-type="float">
            <text:p>25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nover School District 28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"Mary Louise Barnes","Kenneth Swen Burk III","Mark A. McPherson"</text:p>
          </table:table-cell>
          <table:table-cell office:value-type="float" office:value="45" calcext:value-type="float">
            <text:p>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803" calcext:value-type="float">
            <text:p>31803</text:p>
          </table:table-cell>
        </table:table-row>
        <table:table-row table:style-name="ro1">
          <table:table-cell office:value-type="string" calcext:value-type="string">
            <text:p>Harrison School District No. 2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9526" calcext:value-type="float">
            <text:p>9526</text:p>
          </table:table-cell>
          <table:table-cell office:value-type="string" calcext:value-type="string">
            <text:p>"Pamela L. Robinson","Corey Williams"</text:p>
          </table:table-cell>
          <table:table-cell office:value-type="float" office:value="899" calcext:value-type="float">
            <text:p>8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Haxtun School District RE-2J Ballot Issue 5B: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065" calcext:value-type="float">
            <text:p>1206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"Yes/For"</text:p>
          </table:table-cell>
          <table:table-cell office:value-type="float" office:value="213" calcext:value-type="float">
            <text:p>2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Haxtun School District RE-2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5" calcext:value-type="float">
            <text:p>5</text:p>
          </table:table-cell>
          <table:table-cell office:value-type="float" office:value="12065" calcext:value-type="float">
            <text:p>1206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"Lee Salyards","Amy Kilgour","Valerie Wilson","Trever Fix","Ross Edwards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Hinsdal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"Yes/For"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i-Plains School District R-23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"Joel Tanner","Kendal Rueb","Patrick Einspahr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Holyoke School District RE-1J Board of Directors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885" calcext:value-type="float">
            <text:p>38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"Lukas Goldenstein","Arlan Scholl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Holyoke School District RE-1J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5662" calcext:value-type="float">
            <text:p>566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Summer Struckmeyer","Justin Clayton","Aaron Schlachter","Lucas Schlachter"</text:p>
          </table:table-cell>
          <table:table-cell office:value-type="float" office:value="112" calcext:value-type="float">
            <text:p>1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Idledale Water and Sanitation District Ballot Issue 6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"Yes/For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026" calcext:value-type="float">
            <text:p>52026</text:p>
          </table:table-cell>
        </table:table-row>
        <table:table-row table:style-name="ro1">
          <table:table-cell office:value-type="string" calcext:value-type="string">
            <text:p>Idledale Water and Sanitation District Ballot Issue 6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"Yes/For"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884" calcext:value-type="float">
            <text:p>53884</text:p>
          </table:table-cell>
        </table:table-row>
        <table:table-row table:style-name="ro1">
          <table:table-cell office:value-type="string" calcext:value-type="string">
            <text:p>Ignacio School District 11JT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3836" calcext:value-type="float">
            <text:p>23836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"Jay Dee Brunson","Jerry Allen McCaw","Ross Melton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Inter-Canyon Fire Protectio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"Yes/For"</text:p>
          </table:table-cell>
          <table:table-cell office:value-type="float" office:value="494" calcext:value-type="float">
            <text:p>4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Inter-Canyon Fire Protection District Ballot Question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"Yes/For"</text:p>
          </table:table-cell>
          <table:table-cell office:value-type="float" office:value="627" calcext:value-type="float">
            <text:p>6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Jackson County Lodging Tax Panel 1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Yes/For"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Jefferson County School District R-1 Directo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3606" calcext:value-type="float">
            <text:p>233606</text:p>
          </table:table-cell>
          <table:table-cell office:value-type="float" office:value="208321" calcext:value-type="float">
            <text:p>208321</text:p>
          </table:table-cell>
          <table:table-cell office:value-type="string" calcext:value-type="string">
            <text:p>"Michelle Applegate"</text:p>
          </table:table-cell>
          <table:table-cell office:value-type="float" office:value="30669" calcext:value-type="float">
            <text:p>306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efferson County School District R-1 Directo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3606" calcext:value-type="float">
            <text:p>233606</text:p>
          </table:table-cell>
          <table:table-cell office:value-type="float" office:value="208321" calcext:value-type="float">
            <text:p>208321</text:p>
          </table:table-cell>
          <table:table-cell office:value-type="string" calcext:value-type="string">
            <text:p>"Erin Kenworthy"</text:p>
          </table:table-cell>
          <table:table-cell office:value-type="float" office:value="14871" calcext:value-type="float">
            <text:p>148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oint School District No. 23JT Ballot Issue 5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650" calcext:value-type="float">
            <text:p>20865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"No/Against"</text:p>
          </table:table-cell>
          <table:table-cell office:value-type="float" office:value="166" calcext:value-type="float">
            <text:p>1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60" calcext:value-type="float">
            <text:p>9160</text:p>
          </table:table-cell>
        </table:table-row>
        <table:table-row table:style-name="ro1">
          <table:table-cell office:value-type="string" calcext:value-type="string">
            <text:p>Joint School District No. 23JT Ballot Issue 5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650" calcext:value-type="float">
            <text:p>20865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"No/Against"</text:p>
          </table:table-cell>
          <table:table-cell office:value-type="float" office:value="241" calcext:value-type="float">
            <text:p>2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09" calcext:value-type="float">
            <text:p>6309</text:p>
          </table:table-cell>
        </table:table-row>
        <table:table-row table:style-name="ro1">
          <table:table-cell office:value-type="string" calcext:value-type="string">
            <text:p>Joint School District No. 23JT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08650" calcext:value-type="float">
            <text:p>20865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"Craig Kaiser","Katie Harms"</text:p>
          </table:table-cell>
          <table:table-cell office:value-type="float" office:value="193" calcext:value-type="float">
            <text:p>1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78" calcext:value-type="float">
            <text:p>7878</text:p>
          </table:table-cell>
        </table:table-row>
        <table:table-row table:style-name="ro1">
          <table:table-cell office:value-type="string" calcext:value-type="string">
            <text:p>Kiowa C-2 School District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259" calcext:value-type="float">
            <text:p>12259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"No/Against"</text:p>
          </table:table-cell>
          <table:table-cell office:value-type="float" office:value="383" calcext:value-type="float">
            <text:p>3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Kiowa C-2 School District Director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12259" calcext:value-type="float">
            <text:p>12259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"Jeffrey Olson","JR Prokop","Andrew Prui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string" calcext:value-type="string">
            <text:p>"No/Against"</text:p>
          </table:table-cell>
          <table:table-cell office:value-type="float" office:value="221" calcext:value-type="float">
            <text:p>22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 Junta City Utilities Boar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"Patrick Berg"</text:p>
          </table:table-cell>
          <table:table-cell office:value-type="float" office:value="731" calcext:value-type="float">
            <text:p>7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a Junta May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"Joseph Ayala"</text:p>
          </table:table-cell>
          <table:table-cell office:value-type="float" office:value="700" calcext:value-type="float">
            <text:p>7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amar School District RE2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Lanie Meyers-Mire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School District RE2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Travis Hall"</text:p>
          </table:table-cell>
          <table:table-cell office:value-type="float" office:value="1321" calcext:value-type="float">
            <text:p>13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mar School District RE2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Shannon O'Bry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School District RE2 Director District 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Jacob R. Chamberla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School District RE2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Richard "Rick" Robb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- Upper Pine River Fire Protection District Ballot Issue 7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8494" calcext:value-type="float">
            <text:p>18494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"Yes/For"</text:p>
          </table:table-cell>
          <table:table-cell office:value-type="float" office:value="1499" calcext:value-type="float">
            <text:p>1499</text:p>
          </table:table-cell>
          <table:table-cell office:value-type="float" office:value="0.03" calcext:value-type="float">
            <text:p>0.03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rimer County Wyndham Hill Public Improvement District No. 78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No/Against"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259" calcext:value-type="float">
            <text:p>70259</text:p>
          </table:table-cell>
        </table:table-row>
        <table:table-row table:style-name="ro1">
          <table:table-cell office:value-type="string" calcext:value-type="string">
            <text:p>Las Animas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72" calcext:value-type="float">
            <text:p>5072</text:p>
          </table:table-cell>
          <table:table-cell office:value-type="string" calcext:value-type="string">
            <text:p>"Yes/For"</text:p>
          </table:table-cell>
          <table:table-cell office:value-type="float" office:value="546" calcext:value-type="float">
            <text:p>546</text:p>
          </table:table-cell>
          <table:table-cell office:value-type="float" office:value="0.03" calcext:value-type="float">
            <text:p>0.03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eadville Lake County Regional Housing Authority Measur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NO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Lewis-Palmer School District 38 Board of Directors - <text:s/>District 1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Kris No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-Palmer School District 38 Board of Directors - District 2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Patti Shank"</text:p>
          </table:table-cell>
          <table:table-cell office:value-type="float" office:value="281" calcext:value-type="float">
            <text:p>2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Lewis-Palmer School District 38 Board of Directors - District 4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Ron Schwar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-Palmer School District 38 Board of Directors- District 5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Todd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 Pointe Metropolita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"Yes/For"</text:p>
          </table:table-cell>
          <table:table-cell office:value-type="float" office:value="378" calcext:value-type="float">
            <text:p>3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Lewis Pointe Metropolitan District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"Yes/For"</text:p>
          </table:table-cell>
          <table:table-cell office:value-type="float" office:value="334" calcext:value-type="float">
            <text:p>3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Lincoln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1" calcext:value-type="float">
            <text:p>1521</text:p>
          </table:table-cell>
          <table:table-cell office:value-type="string" calcext:value-type="string">
            <text:p>"No/Against"</text:p>
          </table:table-cell>
          <table:table-cell office:value-type="float" office:value="442" calcext:value-type="float">
            <text:p>442</text:p>
          </table:table-cell>
          <table:table-cell office:value-type="float" office:value="0.03" calcext:value-type="float">
            <text:p>0.03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J 4 School Board Membe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"Stacey Ayala","Sara Hines"</text:p>
          </table:table-cell>
          <table:table-cell office:value-type="float" office:value="412" calcext:value-type="float">
            <text:p>4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JC2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"Chandra L. Ochoa","Jeremiah Stoker"</text:p>
          </table:table-cell>
          <table:table-cell office:value-type="float" office:value="327" calcext:value-type="float">
            <text:p>3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JC3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"Maureen Rikhof"</text:p>
          </table:table-cell>
          <table:table-cell office:value-type="float" office:value="148" calcext:value-type="float">
            <text:p>1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LJCW1 4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"Paul James Velasqu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land Rural Fire Protection District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"Yes/For"</text:p>
          </table:table-cell>
          <table:table-cell office:value-type="float" office:value="97" calcext:value-type="float">
            <text:p>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17" calcext:value-type="float">
            <text:p>9417</text:p>
          </table:table-cell>
        </table:table-row>
        <table:table-row table:style-name="ro1">
          <table:table-cell office:value-type="string" calcext:value-type="string">
            <text:p>Mancos School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8467" calcext:value-type="float">
            <text:p>8467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"Rachel McWhirter","Timothy J. Hunter","Craig Benally"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Manitou Springs School District 14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"Jill Bishop","Connie Brachtenbach","Magdalena Santos"</text:p>
          </table:table-cell>
          <table:table-cell office:value-type="float" office:value="263" calcext:value-type="float">
            <text:p>2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"Dana Greene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Mayo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Karen Griego"</text:p>
          </table:table-cell>
          <table:table-cell office:value-type="float" office:value="432" calcext:value-type="float">
            <text:p>4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ember Pueblo Board of Water Work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Celeste "Victoria" Arellano"</text:p>
          </table:table-cell>
          <table:table-cell office:value-type="float" office:value="17962" calcext:value-type="float">
            <text:p>179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sa County Question 1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2908" calcext:value-type="float">
            <text:p>1290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sa County Question 1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5646" calcext:value-type="float">
            <text:p>156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esa County Question 1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0373" calcext:value-type="float">
            <text:p>103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esa County Question 1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4745" calcext:value-type="float">
            <text:p>147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sa County Valley School District 51 -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49628" calcext:value-type="float">
            <text:p>49628</text:p>
          </table:table-cell>
          <table:table-cell office:value-type="string" calcext:value-type="string">
            <text:p>"Jose Luis Chavez"</text:p>
          </table:table-cell>
          <table:table-cell office:value-type="float" office:value="683" calcext:value-type="float">
            <text:p>6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Mesa County Valley School District 51 -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49628" calcext:value-type="float">
            <text:p>49628</text:p>
          </table:table-cell>
          <table:table-cell office:value-type="string" calcext:value-type="string">
            <text:p>"Barbara Evanson"</text:p>
          </table:table-cell>
          <table:table-cell office:value-type="float" office:value="1133" calcext:value-type="float">
            <text:p>11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Miami Yoder School District JT60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10171" calcext:value-type="float">
            <text:p>21017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"Desiree McKnight","Sharron Darby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811" calcext:value-type="float">
            <text:p>52811</text:p>
          </table:table-cell>
        </table:table-row>
        <table:table-row table:style-name="ro1">
          <table:table-cell office:value-type="string" calcext:value-type="string">
            <text:p>Mineral County Referred Ballot Measur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string" calcext:value-type="string">
            <text:p>"Yes"</text:p>
          </table:table-cell>
          <table:table-cell office:value-type="float" office:value="182" calcext:value-type="float">
            <text:p>1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ffat County Advisory Ballot Question 1A - Junk and Rubbish Ordinanc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Yes/For"</text:p>
          </table:table-cell>
          <table:table-cell office:value-type="float" office:value="710" calcext:value-type="float">
            <text:p>710</text:p>
          </table:table-cell>
          <table:table-cell office:value-type="float" office:value="0.03" calcext:value-type="float">
            <text:p>0.03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Kacey Rae Lyons"</text:p>
          </table:table-cell>
          <table:table-cell office:value-type="float" office:value="390" calcext:value-type="float">
            <text:p>3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Steve Martinson"</text:p>
          </table:table-cell>
          <table:table-cell office:value-type="float" office:value="507" calcext:value-type="float">
            <text:p>50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Paula Janette Bel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Laura Woodworth"</text:p>
          </table:table-cell>
          <table:table-cell office:value-type="float" office:value="369" calcext:value-type="float">
            <text:p>3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ntezuma School District Director-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"Rafe M. O'Bri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School District Director-District 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"Rhonda Tracy"</text:p>
          </table:table-cell>
          <table:table-cell office:value-type="float" office:value="562" calcext:value-type="float">
            <text:p>562</text:p>
          </table:table-cell>
          <table:table-cell office:value-type="float" office:value="0.03" calcext:value-type="float">
            <text:p>0.03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ontezuma School District Director-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"Leland Coll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School District Director-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"Mike Lyn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31" calcext:value-type="float">
            <text:p>14931</text:p>
          </table:table-cell>
          <table:table-cell office:value-type="string" calcext:value-type="string">
            <text:p>"Yes/For"</text:p>
          </table:table-cell>
          <table:table-cell office:value-type="float" office:value="950" calcext:value-type="float">
            <text:p>9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organ County Re-3 School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4" calcext:value-type="float">
            <text:p>4</text:p>
          </table:table-cell>
          <table:table-cell office:value-type="float" office:value="7240" calcext:value-type="float">
            <text:p>7240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"Mindy Smith","Nancy Hopper","John T. Prouty","Sarah Whitney"</text:p>
          </table:table-cell>
          <table:table-cell office:value-type="float" office:value="113" calcext:value-type="float">
            <text:p>1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Morgan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40" calcext:value-type="float">
            <text:p>7240</text:p>
          </table:table-cell>
          <table:table-cell office:value-type="string" calcext:value-type="string">
            <text:p>"No/Against"</text:p>
          </table:table-cell>
          <table:table-cell office:value-type="float" office:value="899" calcext:value-type="float">
            <text:p>899</text:p>
          </table:table-cell>
          <table:table-cell office:value-type="float" office:value="0.03" calcext:value-type="float">
            <text:p>0.0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untain Water and Sanitatio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"No/Against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470" calcext:value-type="float">
            <text:p>26470</text:p>
          </table:table-cell>
        </table:table-row>
        <table:table-row table:style-name="ro1">
          <table:table-cell office:value-type="string" calcext:value-type="string">
            <text:p>Mountain Water and Sanitation District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"No/Against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865" calcext:value-type="float">
            <text:p>62865</text:p>
          </table:table-cell>
        </table:table-row>
        <table:table-row table:style-name="ro1">
          <table:table-cell office:value-type="string" calcext:value-type="string">
            <text:p>Nederland Eco Pass Public Improvement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"Yes/For"</text:p>
          </table:table-cell>
          <table:table-cell office:value-type="float" office:value="936" calcext:value-type="float">
            <text:p>9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Northern Chaffee County Library District Ballot Issue 6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Yes/For"</text:p>
          </table:table-cell>
          <table:table-cell office:value-type="float" office:value="783" calcext:value-type="float">
            <text:p>783</text:p>
          </table:table-cell>
          <table:table-cell office:value-type="float" office:value="0.03" calcext:value-type="float">
            <text:p>0.03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orth Fork Fire Protection District Ballot Issue 7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1648" calcext:value-type="float">
            <text:p>35164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"Yes/For"</text:p>
          </table:table-cell>
          <table:table-cell office:value-type="float" office:value="84" calcext:value-type="float">
            <text:p>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06" calcext:value-type="float">
            <text:p>30506</text:p>
          </table:table-cell>
        </table:table-row>
        <table:table-row table:style-name="ro1">
          <table:table-cell office:value-type="string" calcext:value-type="string">
            <text:p>North Fork Fire Protection District Ballot Question 7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1648" calcext:value-type="float">
            <text:p>35164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"Yes/For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61" calcext:value-type="float">
            <text:p>27261</text:p>
          </table:table-cell>
        </table:table-row>
        <table:table-row table:style-name="ro1">
          <table:table-cell office:value-type="string" calcext:value-type="string">
            <text:p>North Metro Fire Rescue District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6999" calcext:value-type="float">
            <text:p>536999</text:p>
          </table:table-cell>
          <table:table-cell office:value-type="float" office:value="36227" calcext:value-type="float">
            <text:p>36227</text:p>
          </table:table-cell>
          <table:table-cell office:value-type="string" calcext:value-type="string">
            <text:p>"Yes/For"</text:p>
          </table:table-cell>
          <table:table-cell office:value-type="float" office:value="17928" calcext:value-type="float">
            <text:p>179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North Park R-1 School District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Yes/For"</text:p>
          </table:table-cell>
          <table:table-cell office:value-type="float" office:value="121" calcext:value-type="float">
            <text:p>1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rth Range Metropolitan District No. 2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297" calcext:value-type="float">
            <text:p>2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North Range Metropolitan District No. 2 Ballot Issue 6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286" calcext:value-type="float">
            <text:p>2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North Range Metropolitan District No. 2 Ballot Issue 6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317" calcext:value-type="float">
            <text:p>3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73" calcext:value-type="float">
            <text:p>2373</text:p>
          </table:table-cell>
        </table:table-row>
        <table:table-row table:style-name="ro1">
          <table:table-cell office:value-type="string" calcext:value-type="string">
            <text:p>North Range Metropolitan District No. 2 Ballot Issue 6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261" calcext:value-type="float">
            <text:p>2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Norwood School District R-2J Ballot Issue 5B -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217" calcext:value-type="float">
            <text:p>1821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"No/Against"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Norwood School District R-2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8217" calcext:value-type="float">
            <text:p>1821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"Pamela Nichol Bray","Morgan Dayne Rummel","Jacklyn Hardman"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Nucla-Naturita Fire Protection District Ballot Question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"No/Against"</text:p>
          </table:table-cell>
          <table:table-cell office:value-type="float" office:value="211" calcext:value-type="float">
            <text:p>2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Ouray School Board Directo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2653" calcext:value-type="float">
            <text:p>265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"Aimee Vann","Jane E. Schiffer","Stephanie Wills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Park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6848" calcext:value-type="float">
            <text:p>6848</text:p>
          </table:table-cell>
          <table:table-cell office:value-type="string" calcext:value-type="string">
            <text:p>"Yes/For"</text:p>
          </table:table-cell>
          <table:table-cell office:value-type="float" office:value="1064" calcext:value-type="float">
            <text:p>1064</text:p>
          </table:table-cell>
          <table:table-cell office:value-type="float" office:value="0.03" calcext:value-type="float">
            <text:p>0.03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rkside Metropolita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"Yes/For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62" calcext:value-type="float">
            <text:p>11862</text:p>
          </table:table-cell>
        </table:table-row>
        <table:table-row table:style-name="ro1">
          <table:table-cell office:value-type="string" calcext:value-type="string">
            <text:p>Parkside Metropolita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"Yes/For"</text:p>
          </table:table-cell>
          <table:table-cell office:value-type="float" office:value="82" calcext:value-type="float">
            <text:p>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39" calcext:value-type="float">
            <text:p>11139</text:p>
          </table:table-cell>
        </table:table-row>
        <table:table-row table:style-name="ro1">
          <table:table-cell office:value-type="string" calcext:value-type="string">
            <text:p>Phillips - Holyoke School District RE-1J Board of Directors - 2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2" calcext:value-type="float">
            <text:p>2</text:p>
          </table:table-cell>
          <table:table-cell office:value-type="float" office:value="1777" calcext:value-type="float">
            <text:p>1777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"Lukas Goldenstein","Arlan Scholl"</text:p>
          </table:table-cell>
          <table:table-cell office:value-type="float" office:value="186" calcext:value-type="float">
            <text:p>186</text:p>
          </table:table-cell>
          <table:table-cell office:value-type="float" office:value="0.03" calcext:value-type="float">
            <text:p>0.03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lateau Valley School District 50 -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Eric R. Be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u Valley School District 50 -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Joshua Pete Shepar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u Valley School District 50 -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Catherine "Katy" Sheffi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u Valley School District 50 Question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Yes/For"</text:p>
          </table:table-cell>
          <table:table-cell office:value-type="float" office:value="189" calcext:value-type="float">
            <text:p>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Platte Canyon School District No 1 Ballot Issue 4A -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"Yes/For"</text:p>
          </table:table-cell>
          <table:table-cell office:value-type="float" office:value="73" calcext:value-type="float">
            <text:p>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Platte Canyon School District RE-1 Board of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7175" calcext:value-type="float">
            <text:p>7175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"Theresa Gilliland","Garrison Genschorck"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Poudre School District R-1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Scott Schoenbau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dre School District R-1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Kevin Havelda"</text:p>
          </table:table-cell>
          <table:table-cell office:value-type="float" office:value="9254" calcext:value-type="float">
            <text:p>92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oudre School District R-1 Director District F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Conor M. Duffy"</text:p>
          </table:table-cell>
          <table:table-cell office:value-type="float" office:value="5204" calcext:value-type="float">
            <text:p>5204</text:p>
          </table:table-cell>
          <table:table-cell office:value-type="float" office:value="0.03" calcext:value-type="float">
            <text:p>0.03</text:p>
          </table:table-cell>
          <table:table-cell office:value-type="float" office:value="177" calcext:value-type="float">
            <text:p>1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oudre School District R-1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Jessica Zamora"</text:p>
          </table:table-cell>
          <table:table-cell office:value-type="float" office:value="14944" calcext:value-type="float">
            <text:p>149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rairie School District RE-11J Office of School Director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80407" calcext:value-type="float">
            <text:p>8040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"Kendall Kieth Holzworth","James Cole Mertens"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925" calcext:value-type="float">
            <text:p>585925</text:p>
          </table:table-cell>
        </table:table-row>
        <table:table-row table:style-name="ro1">
          <table:table-cell office:value-type="string" calcext:value-type="string">
            <text:p>Primero - 4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5072" calcext:value-type="float">
            <text:p>507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"Carey Rivera","Jeremiah Harris","Lonny Lopez"</text:p>
          </table:table-cell>
          <table:table-cell office:value-type="float" office:value="70" calcext:value-type="float">
            <text:p>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Pritchett School District RE-3 Board of Directors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"Mark Lyle Crane","Jozy Stegman","Brett W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tchett School District RE-3 Board of Directors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"Wesley V. Fortik"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Proposition HH (Statutory)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701791" calcext:value-type="float">
            <text:p>1701791</text:p>
          </table:table-cell>
          <table:table-cell office:value-type="float" office:value="1699024" calcext:value-type="float">
            <text:p>1699024</text:p>
          </table:table-cell>
          <table:table-cell office:value-type="string" calcext:value-type="string">
            <text:p>"No/Against"</text:p>
          </table:table-cell>
          <table:table-cell office:value-type="float" office:value="312611" calcext:value-type="float">
            <text:p>312611</text:p>
          </table:table-cell>
          <table:table-cell office:value-type="float" office:value="0.03" calcext:value-type="float">
            <text:p>0.03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roposition II (Statutory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53982" calcext:value-type="float">
            <text:p>1653982</text:p>
          </table:table-cell>
          <table:table-cell office:value-type="float" office:value="1651252" calcext:value-type="float">
            <text:p>1651252</text:p>
          </table:table-cell>
          <table:table-cell office:value-type="string" calcext:value-type="string">
            <text:p>"Yes/For"</text:p>
          </table:table-cell>
          <table:table-cell office:value-type="float" office:value="586348" calcext:value-type="float">
            <text:p>5863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eblo Civil Service Commission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Dan Archibequ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School District No. 60 School Director At-Large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45938" calcext:value-type="float">
            <text:p>45938</text:p>
          </table:table-cell>
          <table:table-cell office:value-type="float" office:value="28559" calcext:value-type="float">
            <text:p>28559</text:p>
          </table:table-cell>
          <table:table-cell office:value-type="string" calcext:value-type="string">
            <text:p>"Dennis Maes","Sue Pannunzio","Bill Thiebaut"</text:p>
          </table:table-cell>
          <table:table-cell office:value-type="float" office:value="148" calcext:value-type="float">
            <text:p>1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Pueblo School District No. 60 School Director At-Large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559" calcext:value-type="float">
            <text:p>28559</text:p>
          </table:table-cell>
          <table:table-cell office:value-type="string" calcext:value-type="string">
            <text:p>"Brian Cisneros"</text:p>
          </table:table-cell>
          <table:table-cell office:value-type="float" office:value="1448" calcext:value-type="float">
            <text:p>14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ecall Ward 5 Councilmember Todd Cohe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No/Against"</text:p>
          </table:table-cell>
          <table:table-cell office:value-type="float" office:value="410" calcext:value-type="float">
            <text:p>4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RFCW1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"Nicole Dyck Roberts","Sherry Cordov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F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"Duane Gurule"</text:p>
          </table:table-cell>
          <table:table-cell office:value-type="float" office:value="326" calcext:value-type="float">
            <text:p>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ichards Farm Metropolitan District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68" calcext:value-type="float">
            <text:p>1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Richards Farm Metropolitan District Ballot Issue 6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64" calcext:value-type="float">
            <text:p>1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Richards Farm Metropolitan District Ballot Issue 6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68" calcext:value-type="float">
            <text:p>1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Richards Farm Metropolitan District Ballot Issue 6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58" calcext:value-type="float">
            <text:p>1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50" calcext:value-type="float">
            <text:p>9550</text:p>
          </table:table-cell>
        </table:table-row>
        <table:table-row table:style-name="ro1">
          <table:table-cell office:value-type="string" calcext:value-type="string">
            <text:p>Rico Fire Protection District Ballot Issue 6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"Yes/For"</text:p>
          </table:table-cell>
          <table:table-cell office:value-type="float" office:value="85" calcext:value-type="float">
            <text:p>85</text:p>
          </table:table-cell>
          <table:table-cell office:value-type="float" office:value="0.03" calcext:value-type="float">
            <text:p>0.03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ifle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4902" calcext:value-type="float">
            <text:p>14902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"Chris Bornholdt","Brian Condie","Karen Roberts"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6" calcext:value-type="float">
            <text:p>4936</text:p>
          </table:table-cell>
        </table:table-row>
        <table:table-row table:style-name="ro1">
          <table:table-cell office:value-type="string" calcext:value-type="string">
            <text:p>Rio Blanco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8" calcext:value-type="float">
            <text:p>1988</text:p>
          </table:table-cell>
          <table:table-cell office:value-type="string" calcext:value-type="string">
            <text:p>"No/Against"</text:p>
          </table:table-cell>
          <table:table-cell office:value-type="float" office:value="479" calcext:value-type="float">
            <text:p>479</text:p>
          </table:table-cell>
          <table:table-cell office:value-type="float" office:value="0.03" calcext:value-type="float">
            <text:p>0.0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io Grand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35" calcext:value-type="float">
            <text:p>3435</text:p>
          </table:table-cell>
          <table:table-cell office:value-type="string" calcext:value-type="string">
            <text:p>"Yes/For"</text:p>
          </table:table-cell>
          <table:table-cell office:value-type="float" office:value="308" calcext:value-type="float">
            <text:p>308</text:p>
          </table:table-cell>
          <table:table-cell office:value-type="float" office:value="0.03" calcext:value-type="float">
            <text:p>0.03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aring Fork School District RE-1 Board of Directors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567" calcext:value-type="float">
            <text:p>3556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"Elizabeth "Betsy" After"</text:p>
          </table:table-cell>
          <table:table-cell office:value-type="float" office:value="5231" calcext:value-type="float">
            <text:p>52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aring Fork School District RE-1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567" calcext:value-type="float">
            <text:p>3556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"Lindsay DeFrates"</text:p>
          </table:table-cell>
          <table:table-cell office:value-type="float" office:value="4475" calcext:value-type="float">
            <text:p>447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oaring Fork School District RE-1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5567" calcext:value-type="float">
            <text:p>3556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"Jasmin Rami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"Yes/For"</text:p>
          </table:table-cell>
          <table:table-cell office:value-type="float" office:value="422" calcext:value-type="float">
            <text:p>422</text:p>
          </table:table-cell>
          <table:table-cell office:value-type="float" office:value="0.03" calcext:value-type="float">
            <text:p>0.03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lida City Council Ward 1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"Suzanne Fontan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ida City Council Ward 2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"Aaron J Stephens"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Salida City Council Ward 3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"Alisa Pappenfort"</text:p>
          </table:table-cell>
          <table:table-cell office:value-type="float" office:value="165" calcext:value-type="float">
            <text:p>1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Sanford School District 6J - At Large Director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6178" calcext:value-type="float">
            <text:p>617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"Brock Canty","Ryan Keith Reynolds","Austin Miller"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Sanford School District 6J - At Large Director -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"Dylan S. Mortensen"</text:p>
          </table:table-cell>
          <table:table-cell office:value-type="float" office:value="186" calcext:value-type="float">
            <text:p>1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chool Boar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861" calcext:value-type="float">
            <text:p>186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"Andrew D. Molt","Barney Filla","Patrick O'Neil"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edgwick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string" calcext:value-type="string">
            <text:p>"No/Against"</text:p>
          </table:table-cell>
          <table:table-cell office:value-type="float" office:value="112" calcext:value-type="float">
            <text:p>112</text:p>
          </table:table-cell>
          <table:table-cell office:value-type="float" office:value="0.03" calcext:value-type="float">
            <text:p>0.03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heridan School District No. 2 Board of Education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"Juanita Camacho"</text:p>
          </table:table-cell>
          <table:table-cell office:value-type="float" office:value="827" calcext:value-type="float">
            <text:p>8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Sheridan School District No. 2 Board of Education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"Karla Najera"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79" calcext:value-type="float">
            <text:p>56479</text:p>
          </table:table-cell>
        </table:table-row>
        <table:table-row table:style-name="ro1">
          <table:table-cell office:value-type="string" calcext:value-type="string">
            <text:p>Snowmass Water and Sanitation District Ballot Issue No.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"Yes/For"</text:p>
          </table:table-cell>
          <table:table-cell office:value-type="float" office:value="586" calcext:value-type="float">
            <text:p>5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outh Conejos School District RE-10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2352" calcext:value-type="float">
            <text:p>2352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"Angela R. Velasquez","Ricardo A. Romero"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pringfield School District RE-4 Board of Directors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"Heath Piper","Jeremy West","Jennifer Esch"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pringfield School District RE-4 Board of Directors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"Darrell Mackey"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tarwood Metropolitan District Ballot Issue No. 6C - Wat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"Yes/For"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Starwood Metropolitan District Ballot Issue No. 6D - Road Entryway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"Yes/For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60" calcext:value-type="float">
            <text:p>5560</text:p>
          </table:table-cell>
        </table:table-row>
        <table:table-row table:style-name="ro1">
          <table:table-cell office:value-type="string" calcext:value-type="string">
            <text:p>Strasburg School District 31J School Board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"Michael A. Marrero","Mary O'Malley","Diana Lee Elliott"</text:p>
          </table:table-cell>
          <table:table-cell office:value-type="float" office:value="87" calcext:value-type="float">
            <text:p>8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928" calcext:value-type="float">
            <text:p>22928</text:p>
          </table:table-cell>
        </table:table-row>
        <table:table-row table:style-name="ro1">
          <table:table-cell office:value-type="string" calcext:value-type="string">
            <text:p>Stratton School District R-4 Board of Directors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"Matt May","Stacey Brown","Darren Hornung"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Summit School District RE-1 Board of Directors - At 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4" calcext:value-type="float">
            <text:p>4</text:p>
          </table:table-cell>
          <table:table-cell office:value-type="float" office:value="9843" calcext:value-type="float">
            <text:p>9843</text:p>
          </table:table-cell>
          <table:table-cell office:value-type="float" office:value="9796" calcext:value-type="float">
            <text:p>9796</text:p>
          </table:table-cell>
          <table:table-cell office:value-type="string" calcext:value-type="string">
            <text:p>"Gayle Jones Westerberg","Julie Shapiro","Consuelo Redhorse","Vanessa Agee"</text:p>
          </table:table-cell>
          <table:table-cell office:value-type="float" office:value="1502" calcext:value-type="float">
            <text:p>1502</text:p>
          </table:table-cell>
          <table:table-cell office:value-type="float" office:value="0.03" calcext:value-type="float">
            <text:p>0.03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lluride Hospital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"Yes/For"</text:p>
          </table:table-cell>
          <table:table-cell office:value-type="float" office:value="798" calcext:value-type="float">
            <text:p>7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elluride School District R-1 Ballot Issue 4A -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"Yes/For"</text:p>
          </table:table-cell>
          <table:table-cell office:value-type="float" office:value="678" calcext:value-type="float">
            <text:p>6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lluride School District R-1 Ballot Question 4B - Rico Area Annexa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"Yes/For"</text:p>
          </table:table-cell>
          <table:table-cell office:value-type="float" office:value="1793" calcext:value-type="float">
            <text:p>17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lluride School District R-1 Board of Directors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3" calcext:value-type="float">
            <text:p>3</text:p>
          </table:table-cell>
          <table:table-cell office:value-type="float" office:value="3286" calcext:value-type="float">
            <text:p>328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"David Lavender","Ryan Robinson","Cheryl Carstens Miller"</text:p>
          </table:table-cell>
          <table:table-cell office:value-type="float" office:value="406" calcext:value-type="float">
            <text:p>406</text:p>
          </table:table-cell>
          <table:table-cell office:value-type="float" office:value="0.03" calcext:value-type="float">
            <text:p>0.0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Dawn Kirk"</text:p>
          </table:table-cell>
          <table:table-cell office:value-type="float" office:value="3219" calcext:value-type="float">
            <text:p>32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Ryan Wilcken"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520" calcext:value-type="float">
            <text:p>40520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Nancy Rumfelt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62" calcext:value-type="float">
            <text:p>11862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Nancy Rumfelt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92" calcext:value-type="float">
            <text:p>25592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Denise Alvine Chapman"</text:p>
          </table:table-cell>
          <table:table-cell office:value-type="float" office:value="3556" calcext:value-type="float">
            <text:p>35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Yazmin Navarro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386" calcext:value-type="float">
            <text:p>208386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Stu Boyd"</text:p>
          </table:table-cell>
          <table:table-cell office:value-type="float" office:value="2488" calcext:value-type="float">
            <text:p>24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Elizabeth Kearney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386" calcext:value-type="float">
            <text:p>208386</text:p>
          </table:table-cell>
        </table:table-row>
        <table:table-row table:style-name="ro1">
          <table:table-cell office:value-type="string" calcext:value-type="string">
            <text:p>Town of Ault Ballot Issue 2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"Yes/For"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45" calcext:value-type="float">
            <text:p>5745</text:p>
          </table:table-cell>
        </table:table-row>
        <table:table-row table:style-name="ro1">
          <table:table-cell office:value-type="string" calcext:value-type="string">
            <text:p>Town of Avon Ballot Issue 2A: Use Tax on Construction Material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5324" calcext:value-type="float">
            <text:p>1532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"No/Against"</text:p>
          </table:table-cell>
          <table:table-cell office:value-type="float" office:value="267" calcext:value-type="float">
            <text:p>2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TOWN OF BAYFIELD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8494" calcext:value-type="float">
            <text:p>1849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"No/Against"</text:p>
          </table:table-cell>
          <table:table-cell office:value-type="float" office:value="154" calcext:value-type="float">
            <text:p>1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Town of Dolores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"No/Against"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Town of Dolores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"Yes/For"</text:p>
          </table:table-cell>
          <table:table-cell office:value-type="float" office:value="183" calcext:value-type="float">
            <text:p>1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Town of Eagle - Council Member - Four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5324" calcext:value-type="float">
            <text:p>15324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"Jamie Woodworth Foral","Nick Sunday","Bryan K Woods"</text:p>
          </table:table-cell>
          <table:table-cell office:value-type="float" office:value="520" calcext:value-type="float">
            <text:p>5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Town of Eaton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Yes/For"</text:p>
          </table:table-cell>
          <table:table-cell office:value-type="float" office:value="365" calcext:value-type="float">
            <text:p>3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Town of Erie Ballot Question 3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"Yes/For"</text:p>
          </table:table-cell>
          <table:table-cell office:value-type="float" office:value="1512" calcext:value-type="float">
            <text:p>15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Town of Erie Ballot Question 3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"Yes/For"</text:p>
          </table:table-cell>
          <table:table-cell office:value-type="float" office:value="867" calcext:value-type="float">
            <text:p>8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Town of Fraser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617" calcext:value-type="float">
            <text:p>561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"No/Against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Town of Frederick Ballot Issue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"Yes/For"</text:p>
          </table:table-cell>
          <table:table-cell office:value-type="float" office:value="2414" calcext:value-type="float">
            <text:p>24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Town of Hayden Ballot Question No.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"Yes/For"</text:p>
          </table:table-cell>
          <table:table-cell office:value-type="float" office:value="269" calcext:value-type="float">
            <text:p>2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Town of Hayden Ballot Question No.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"No/Against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06" calcext:value-type="float">
            <text:p>9706</text:p>
          </table:table-cell>
        </table:table-row>
        <table:table-row table:style-name="ro1">
          <table:table-cell office:value-type="string" calcext:value-type="string">
            <text:p>Town of Hayden Ballot Question No.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"Yes/For"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69" calcext:value-type="float">
            <text:p>33969</text:p>
          </table:table-cell>
        </table:table-row>
        <table:table-row table:style-name="ro1">
          <table:table-cell office:value-type="string" calcext:value-type="string">
            <text:p>Town of Lochbuie Ballot Question 3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"No/Against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75" calcext:value-type="float">
            <text:p>23475</text:p>
          </table:table-cell>
        </table:table-row>
        <table:table-row table:style-name="ro1">
          <table:table-cell office:value-type="string" calcext:value-type="string">
            <text:p>Town of Moffat Ballot Issue 2A - Lowering Marijuana Excise Rat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No/Against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Town of Moffat Ballot Question 2B - Removal of Term Limits for Elected Official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No/Against"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Town of Mountain View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66" calcext:value-type="float">
            <text:p>1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89" calcext:value-type="float">
            <text:p>9089</text:p>
          </table:table-cell>
        </table:table-row>
        <table:table-row table:style-name="ro1">
          <table:table-cell office:value-type="string" calcext:value-type="string">
            <text:p>Town of Mountain View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60" calcext:value-type="float">
            <text:p>22860</text:p>
          </table:table-cell>
        </table:table-row>
        <table:table-row table:style-name="ro1">
          <table:table-cell office:value-type="string" calcext:value-type="string">
            <text:p>Town of Mountain View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63" calcext:value-type="float">
            <text:p>1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57" calcext:value-type="float">
            <text:p>9257</text:p>
          </table:table-cell>
        </table:table-row>
        <table:table-row table:style-name="ro1">
          <table:table-cell office:value-type="string" calcext:value-type="string">
            <text:p>Town of Mountain View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92" calcext:value-type="float">
            <text:p>14792</text:p>
          </table:table-cell>
        </table:table-row>
        <table:table-row table:style-name="ro1">
          <table:table-cell office:value-type="string" calcext:value-type="string">
            <text:p>Town of Mountain View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84" calcext:value-type="float">
            <text:p>1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00" calcext:value-type="float">
            <text:p>8200</text:p>
          </table:table-cell>
        </table:table-row>
        <table:table-row table:style-name="ro1">
          <table:table-cell office:value-type="string" calcext:value-type="string">
            <text:p>Town of Mountain View Ballot Question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91" calcext:value-type="float">
            <text:p>1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00" calcext:value-type="float">
            <text:p>7900</text:p>
          </table:table-cell>
        </table:table-row>
        <table:table-row table:style-name="ro1">
          <table:table-cell office:value-type="string" calcext:value-type="string">
            <text:p>Town of Mountain View Ballot Question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85" calcext:value-type="float">
            <text:p>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56" calcext:value-type="float">
            <text:p>8156</text:p>
          </table:table-cell>
        </table:table-row>
        <table:table-row table:style-name="ro1">
          <table:table-cell office:value-type="string" calcext:value-type="string">
            <text:p>Town of Mountain View Ballot Question 2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88" calcext:value-type="float">
            <text:p>1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26" calcext:value-type="float">
            <text:p>8026</text:p>
          </table:table-cell>
        </table:table-row>
        <table:table-row table:style-name="ro1">
          <table:table-cell office:value-type="string" calcext:value-type="string">
            <text:p>Town of Mountain View Ballot Question 2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74" calcext:value-type="float">
            <text:p>1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71" calcext:value-type="float">
            <text:p>8671</text:p>
          </table:table-cell>
        </table:table-row>
        <table:table-row table:style-name="ro1">
          <table:table-cell office:value-type="string" calcext:value-type="string">
            <text:p>Town of Mountain View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Brent J. Metz","Brittany Loecher","Leal Algiene"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297" calcext:value-type="float">
            <text:p>94297</text:p>
          </table:table-cell>
        </table:table-row>
        <table:table-row table:style-name="ro1">
          <table:table-cell office:value-type="string" calcext:value-type="string">
            <text:p>Town of Mt. Crested Butte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6873" calcext:value-type="float">
            <text:p>687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"Yes/For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Town of Olathe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"No/Against"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01" calcext:value-type="float">
            <text:p>13601</text:p>
          </table:table-cell>
        </table:table-row>
        <table:table-row table:style-name="ro1">
          <table:table-cell office:value-type="string" calcext:value-type="string">
            <text:p>Town of Olathe Ballot Issue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"Yes/For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544" calcext:value-type="float">
            <text:p>15544</text:p>
          </table:table-cell>
        </table:table-row>
        <table:table-row table:style-name="ro1">
          <table:table-cell office:value-type="string" calcext:value-type="string">
            <text:p>Town of Olathe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"Yes/For"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Town of Parker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YES"</text:p>
          </table:table-cell>
          <table:table-cell office:value-type="float" office:value="2005" calcext:value-type="float">
            <text:p>20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Town of Parker Ballot Question 2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YES"</text:p>
          </table:table-cell>
          <table:table-cell office:value-type="float" office:value="3642" calcext:value-type="float">
            <text:p>3642</text:p>
          </table:table-cell>
          <table:table-cell office:value-type="float" office:value="0.03" calcext:value-type="float">
            <text:p>0.03</text:p>
          </table:table-cell>
          <table:table-cell office:value-type="float" office:value="291" calcext:value-type="float">
            <text:p>2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Town of Parker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YES"</text:p>
          </table:table-cell>
          <table:table-cell office:value-type="float" office:value="12002" calcext:value-type="float">
            <text:p>120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wn of Parker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NO"</text:p>
          </table:table-cell>
          <table:table-cell office:value-type="float" office:value="868" calcext:value-type="float">
            <text:p>8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Town of Ridgway Ballot Issue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"Yes/For"</text:p>
          </table:table-cell>
          <table:table-cell office:value-type="float" office:value="165" calcext:value-type="float">
            <text:p>165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OWN OF ROMEO BALLOT ISSUE 2A.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352" calcext:value-type="float">
            <text:p>23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Yes"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Town of Snowmass Village Ballot Question No. 2A - Amendment to Town Charte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"Yes/For"</text:p>
          </table:table-cell>
          <table:table-cell office:value-type="float" office:value="352" calcext:value-type="float">
            <text:p>352</text:p>
          </table:table-cell>
          <table:table-cell office:value-type="float" office:value="0.03" calcext:value-type="float">
            <text:p>0.03</text:p>
          </table:table-cell>
          <table:table-cell office:value-type="float" office:value="112" calcext:value-type="float">
            <text:p>1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own of Superior Ballot Question 30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"Yes/For"</text:p>
          </table:table-cell>
          <table:table-cell office:value-type="float" office:value="955" calcext:value-type="float">
            <text:p>9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Town of Superior - Home Rule Charter Commiss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9" calcext:value-type="float">
            <text:p>9</text:p>
          </table:table-cell>
          <table:table-cell office:value-type="float" office:value="119772" calcext:value-type="float">
            <text:p>119772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"Ryan Hitchler","Heather Cracraft","Claire Dixon","Dalton Valette","Chris Hanson","Ryan Welch","Mike Foster","Clint Folsom","Jeff Chu"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88" calcext:value-type="float">
            <text:p>21288</text:p>
          </table:table-cell>
        </table:table-row>
        <table:table-row table:style-name="ro1">
          <table:table-cell office:value-type="string" calcext:value-type="string">
            <text:p>Town of Telluride Ballot Issue 2A - Authorization to Retain Lodgers' Tax Revenue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Yes/For"</text:p>
          </table:table-cell>
          <table:table-cell office:value-type="float" office:value="584" calcext:value-type="float">
            <text:p>5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wn of Telluride Ballot Question 2B - Home Rule Charter Amendmen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Yes/For"</text:p>
          </table:table-cell>
          <table:table-cell office:value-type="float" office:value="214" calcext:value-type="float">
            <text:p>2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own of Telluride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Teddy Errico"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Town of Telluride Town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Elena Levin","Ashley Story"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Town of Telluride Town Meeting Modera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Daniel Zem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wn of Vail - Council Members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4" calcext:value-type="float">
            <text:p>4</text:p>
          </table:table-cell>
          <table:table-cell office:value-type="float" office:value="15324" calcext:value-type="float">
            <text:p>15324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"Sam Biszantz","Dave Chapin","Jonathan Josef Staufer","Reid Phillips"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own of Winter Park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617" calcext:value-type="float">
            <text:p>561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"Yes/For"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Town of Yampa Ballot Issue No.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"Yes/For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Town of Yampa Ballot Issue No.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"Yes/For"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Trinidad - 4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5072" calcext:value-type="float">
            <text:p>5072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"Brett Duran","Selina Vallejos","Claudia Trujillo"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Two Bridges Metropolita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91" calcext:value-type="float">
            <text:p>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80" calcext:value-type="float">
            <text:p>11580</text:p>
          </table:table-cell>
        </table:table-row>
        <table:table-row table:style-name="ro1">
          <table:table-cell office:value-type="string" calcext:value-type="string">
            <text:p>Two Bridges Metropolita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54" calcext:value-type="float">
            <text:p>11454</text:p>
          </table:table-cell>
        </table:table-row>
        <table:table-row table:style-name="ro1">
          <table:table-cell office:value-type="string" calcext:value-type="string">
            <text:p>Two Bridges Metropolitan District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88" calcext:value-type="float">
            <text:p>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74" calcext:value-type="float">
            <text:p>11974</text:p>
          </table:table-cell>
        </table:table-row>
        <table:table-row table:style-name="ro1">
          <table:table-cell office:value-type="string" calcext:value-type="string">
            <text:p>Two Bridges Metropolitan District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Upper Pine River Fire Protection District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342" calcext:value-type="float">
            <text:p>53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Yes/For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Ute Pass Regional Health Service District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3404" calcext:value-type="float">
            <text:p>163404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"No/Against"</text:p>
          </table:table-cell>
          <table:table-cell office:value-type="float" office:value="1019" calcext:value-type="float">
            <text:p>10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Victor Council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"Joshua Mestas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Victor Council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"Frances "Frankie" Ash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 5 Recall Success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Maria Boutro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 I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3452" calcext:value-type="float">
            <text:p>345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"Lisa Manifold","James W Clark"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Ward II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3452" calcext:value-type="float">
            <text:p>345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"Jeremy T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61" calcext:value-type="float">
            <text:p>1861</text:p>
          </table:table-cell>
          <table:table-cell office:value-type="string" calcext:value-type="string">
            <text:p>"No/Against"</text:p>
          </table:table-cell>
          <table:table-cell office:value-type="float" office:value="717" calcext:value-type="float">
            <text:p>717</text:p>
          </table:table-cell>
          <table:table-cell office:value-type="float" office:value="0.03" calcext:value-type="float">
            <text:p>0.03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eld County RE-1 Board of Education At-Large 4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"Nancy Sarchet"</text:p>
          </table:table-cell>
          <table:table-cell office:value-type="float" office:value="136" calcext:value-type="float">
            <text:p>1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09" calcext:value-type="float">
            <text:p>4309</text:p>
          </table:table-cell>
        </table:table-row>
        <table:table-row table:style-name="ro1">
          <table:table-cell office:value-type="string" calcext:value-type="string">
            <text:p>Weld County RE-1 Board of Education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"Michelle Wiede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6 Board of Education School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80407" calcext:value-type="float">
            <text:p>80407</text:p>
          </table:table-cell>
          <table:table-cell office:value-type="float" office:value="23864" calcext:value-type="float">
            <text:p>23864</text:p>
          </table:table-cell>
          <table:table-cell office:value-type="string" calcext:value-type="string">
            <text:p>"Brenda Campos-Spitze","Doran Reza Azari","Natalie Mash"</text:p>
          </table:table-cell>
          <table:table-cell office:value-type="float" office:value="3477" calcext:value-type="float">
            <text:p>34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Weld County School District RE-4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Raymond Ru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4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Karen Trus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4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Mark A. Leach"</text:p>
          </table:table-cell>
          <table:table-cell office:value-type="float" office:value="1020" calcext:value-type="float">
            <text:p>10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Weld County School District RE-4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Jennifer Hansen"</text:p>
          </table:table-cell>
          <table:table-cell office:value-type="float" office:value="504" calcext:value-type="float">
            <text:p>5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Weld County School District RE-5J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Monica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5J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Amy Musgrave"</text:p>
          </table:table-cell>
          <table:table-cell office:value-type="float" office:value="2341" calcext:value-type="float">
            <text:p>23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Weld County School District RE-5J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Amanda Proct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5J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Nathan Sass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5J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Michael Wai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8 Ballot Issue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No/Against"</text:p>
          </table:table-cell>
          <table:table-cell office:value-type="float" office:value="595" calcext:value-type="float">
            <text:p>5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Weld County School District RE-8 Ballot Issue 5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No/Against"</text:p>
          </table:table-cell>
          <table:table-cell office:value-type="float" office:value="552" calcext:value-type="float">
            <text:p>5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Weld RE-8 School District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Thomas Holton"</text:p>
          </table:table-cell>
          <table:table-cell office:value-type="float" office:value="599" calcext:value-type="float">
            <text:p>5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Weld RE-8 School District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Matthew Bov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RE-8 School District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Jessica Spind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Grand School District 1-Jt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0784" calcext:value-type="float">
            <text:p>30784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"Christine M. Travis","Amy Cordova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Westminster Board Of Educa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3" calcext:value-type="float">
            <text:p>3</text:p>
          </table:table-cell>
          <table:table-cell office:value-type="float" office:value="103214" calcext:value-type="float">
            <text:p>103214</text:p>
          </table:table-cell>
          <table:table-cell office:value-type="float" office:value="12591" calcext:value-type="float">
            <text:p>12591</text:p>
          </table:table-cell>
          <table:table-cell office:value-type="string" calcext:value-type="string">
            <text:p>"Audrey Yanos","Mary Beth Murphy","Christine Martinez"</text:p>
          </table:table-cell>
          <table:table-cell office:value-type="float" office:value="1839" calcext:value-type="float">
            <text:p>18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Widefield School District 3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11107" calcext:value-type="float">
            <text:p>11107</text:p>
          </table:table-cell>
          <table:table-cell office:value-type="string" calcext:value-type="string">
            <text:p>"Kelly "Fini" Cutcher","Tina West"</text:p>
          </table:table-cell>
          <table:table-cell office:value-type="float" office:value="156" calcext:value-type="float">
            <text:p>1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74" calcext:value-type="float">
            <text:p>9174</text:p>
          </table:table-cell>
        </table:table-row>
        <table:table-row table:style-name="ro1">
          <table:table-cell office:value-type="string" calcext:value-type="string">
            <text:p>Woodland Park School District RE-2 Board of Directors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"Mick Bates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Woodland Park School District RE-2 Board of Directors - District 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"Keegan Barkley"</text:p>
          </table:table-cell>
          <table:table-cell office:value-type="float" office:value="222" calcext:value-type="float">
            <text:p>222</text:p>
          </table:table-cell>
          <table:table-cell office:value-type="float" office:value="0.03" calcext:value-type="float">
            <text:p>0.03</text:p>
          </table:table-cell>
          <table:table-cell office:value-type="float" office:value="383" calcext:value-type="float">
            <text:p>3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Woodland Park School District RE-2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"Cassie Kimbrell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Wray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3056" calcext:value-type="float">
            <text:p>3056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"Benjamin Gardner","Chad Deyle","Brad Rockwell","Nicole Ann Smith"</text:p>
          </table:table-cell>
          <table:table-cell office:value-type="float" office:value="223" calcext:value-type="float">
            <text:p>2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ray School District RD-2 Board of Education Directors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3056" calcext:value-type="float">
            <text:p>3056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"Nancy Helling","Maggie Bo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y School District RD-2 Board of Education Directors 4-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3056" calcext:value-type="float">
            <text:p>3056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"Martin Buoy","Grant Bledsoe","Melanie Godsey"</text:p>
          </table:table-cell>
          <table:table-cell office:value-type="float" office:value="216" calcext:value-type="float">
            <text:p>216</text:p>
          </table:table-cell>
          <table:table-cell office:value-type="float" office:value="0.03" calcext:value-type="float">
            <text:p>0.0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-Y Groundwater Management District Referred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7" calcext:value-type="float">
            <text:p>4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School District-1 Board of Education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056" calcext:value-type="float">
            <text:p>3056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"Heath Roundtree","Tyson Brown"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9" calcext:value-type="float">
            <text:p>619</text:p>
          </table:table-cell>
        </table:table-row>
        <table:table-row table:style-name="ro1">
          <table:table-cell table:number-columns-repeated="7"/>
          <table:table-cell table:formula="of:=MIN([.H2:.H687])" office:value-type="float" office:value="0" calcext:value-type="float">
            <text:p>0</text:p>
          </table:table-cell>
          <table:table-cell table:number-columns-repeated="2"/>
          <table:table-cell table:formula="of:=SUM([.K2:.K687])" office:value-type="float" office:value="1" calcext:value-type="float">
            <text:p>1</text:p>
          </table:table-cell>
          <table:table-cell table:formula="of:=SUM([.L2:.L687])" office:value-type="float" office:value="0" calcext:value-type="float">
            <text:p>0</text:p>
          </table:table-cell>
          <table:table-cell table:formula="of:=SUM([.M2:.M687])" office:value-type="float" office:value="2" calcext:value-type="float">
            <text:p>2</text:p>
          </table:table-cell>
          <table:table-cell table:formula="of:=SUM([.N2:.N687])" office:value-type="float" office:value="0" calcext:value-type="float">
            <text:p>0</text:p>
          </table:table-cell>
          <table:table-cell table:formula="of:=SUM([.O2:.O687])" office:value-type="float" office:value="0" calcext:value-type="float">
            <text:p>0</text:p>
          </table:table-cell>
          <table:table-cell table:formula="of:=SUM([.P2:.P687])" office:value-type="float" office:value="0" calcext:value-type="float">
            <text:p>0</text:p>
          </table:table-cell>
          <table:table-cell table:number-columns-repeated="2"/>
          <table:table-cell table:formula="of:=AVERAGE([.S2:.S687])" office:value-type="float" office:value="9152.33673469388" calcext:value-type="float">
            <text:p>9152.33673469388</text:p>
          </table:table-cell>
          <table:table-cell/>
        </table:table-row>
        <table:table-row table:style-name="ro1">
          <table:table-cell table:number-columns-repeated="18"/>
          <table:table-cell table:formula="of:=MAX([.S2:.S687])" office:value-type="float" office:value="601052" calcext:value-type="float">
            <text:p>6010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2T11:47:20.931125833</dc:date>
    <meta:editing-duration>PT8M31S</meta:editing-duration>
    <meta:editing-cycles>2</meta:editing-cycles>
    <meta:generator>LibreOffice/7.3.7.2$Linux_X86_64 LibreOffice_project/30$Build-2</meta:generator>
    <meta:document-statistic meta:table-count="1" meta:cell-count="13749" meta:object-count="0"/>
  </office:meta>
</office:document-meta>
</file>